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 (Neigh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NN – KR</text:p>
          </table:table-cell>
          <table:table-cell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N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0.00043996" calcext:value-type="float">
            <text:p>0.00043996</text:p>
          </table:table-cell>
          <table:table-cell table:formula="of:=[.B2]-[.C2]" office:value-type="float" office:value="-29464" calcext:value-type="float">
            <text:p>-2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-29464" calcext:value-type="float">
            <text:p>-294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table:style-name="ce1" office:value-type="float" office:value="0.000029826" calcext:value-type="float">
            <text:p>2.98E-05</text:p>
          </table:table-cell>
          <table:table-cell table:formula="of:=[.B3]-[.C3]" office:value-type="float" office:value="-21010" calcext:value-type="float">
            <text:p>-21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-21010" calcext:value-type="float">
            <text:p>-210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0.000137137" calcext:value-type="float">
            <text:p>0.000137137</text:p>
          </table:table-cell>
          <table:table-cell table:formula="of:=[.B4]-[.C4]" office:value-type="float" office:value="-474515" calcext:value-type="float">
            <text:p>-474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-474515" calcext:value-type="float">
            <text:p>-4745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0.00010543" calcext:value-type="float">
            <text:p>0.00010543</text:p>
          </table:table-cell>
          <table:table-cell table:formula="of:=[.B5]-[.C5]" office:value-type="float" office:value="-39615" calcext:value-type="float">
            <text:p>-396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-39615" calcext:value-type="float">
            <text:p>-39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0.000159253" calcext:value-type="float">
            <text:p>0.000159253</text:p>
          </table:table-cell>
          <table:table-cell table:formula="of:=[.B6]-[.C6]" office:value-type="float" office:value="-45354" calcext:value-type="float">
            <text:p>-45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-45354" calcext:value-type="float">
            <text:p>-453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table:style-name="ce1" office:value-type="float" office:value="0.000063847" calcext:value-type="float">
            <text:p>6.38E-05</text:p>
          </table:table-cell>
          <table:table-cell table:formula="of:=[.B7]-[.C7]" office:value-type="float" office:value="-2706" calcext:value-type="float">
            <text:p>-27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-2706" calcext:value-type="float">
            <text:p>-27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table:style-name="ce1" office:value-type="float" office:value="0.000021612" calcext:value-type="float">
            <text:p>2.16E-05</text:p>
          </table:table-cell>
          <table:table-cell table:formula="of:=[.B8]-[.C8]" office:value-type="float" office:value="-1075" calcext:value-type="float">
            <text:p>-1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-1075" calcext:value-type="float">
            <text:p>-1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table:style-name="ce1" office:value-type="float" office:value="0.000065201" calcext:value-type="float">
            <text:p>6.52E-05</text:p>
          </table:table-cell>
          <table:table-cell table:formula="of:=[.B9]-[.C9]" office:value-type="float" office:value="-1964" calcext:value-type="float">
            <text:p>-19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table:style-name="ce1" office:value-type="float" office:value="0.000065669" calcext:value-type="float">
            <text:p>6.57E-05</text:p>
          </table:table-cell>
          <table:table-cell table:formula="of:=[.B10]-[.C10]" office:value-type="float" office:value="-140694" calcext:value-type="float">
            <text:p>-140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-140694" calcext:value-type="float">
            <text:p>-140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0.000138106" calcext:value-type="float">
            <text:p>0.000138106</text:p>
          </table:table-cell>
          <table:table-cell table:formula="of:=[.B11]-[.C11]" office:value-type="float" office:value="-236711" calcext:value-type="float">
            <text:p>-236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-236711" calcext:value-type="float">
            <text:p>-236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0.000245678" calcext:value-type="float">
            <text:p>0.000245678</text:p>
          </table:table-cell>
          <table:table-cell table:formula="of:=[.B12]-[.C12]" office:value-type="float" office:value="-296029" calcext:value-type="float">
            <text:p>-296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-296029" calcext:value-type="float">
            <text:p>-296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table:style-name="ce1" office:value-type="float" office:value="0.000065187" calcext:value-type="float">
            <text:p>6.52E-05</text:p>
          </table:table-cell>
          <table:table-cell table:formula="of:=[.B13]-[.C13]" office:value-type="float" office:value="-124866" calcext:value-type="float">
            <text:p>-1248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-124866" calcext:value-type="float">
            <text:p>-124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0.000136322" calcext:value-type="float">
            <text:p>0.000136322</text:p>
          </table:table-cell>
          <table:table-cell table:formula="of:=[.B14]-[.C14]" office:value-type="float" office:value="-221978" calcext:value-type="float">
            <text:p>-221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-221978" calcext:value-type="float">
            <text:p>-221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0.000240904" calcext:value-type="float">
            <text:p>0.000240904</text:p>
          </table:table-cell>
          <table:table-cell table:formula="of:=[.B15]-[.C15]" office:value-type="float" office:value="-301441" calcext:value-type="float">
            <text:p>-301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-301441" calcext:value-type="float">
            <text:p>-301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table:style-name="ce1" office:value-type="float" office:value="0.00006823" calcext:value-type="float">
            <text:p>6.82E-05</text:p>
          </table:table-cell>
          <table:table-cell table:formula="of:=[.B16]-[.C16]" office:value-type="float" office:value="-148051" calcext:value-type="float">
            <text:p>-1480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-148051" calcext:value-type="float">
            <text:p>-148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table:style-name="ce1" office:value-type="float" office:value="0.000064169" calcext:value-type="float">
            <text:p>6.42E-05</text:p>
          </table:table-cell>
          <table:table-cell table:formula="of:=[.B17]-[.C17]" office:value-type="float" office:value="-146419" calcext:value-type="float">
            <text:p>-146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-146419" calcext:value-type="float">
            <text:p>-146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table:style-name="ce1" office:value-type="float" office:value="0.00007012" calcext:value-type="float">
            <text:p>7.01E-05</text:p>
          </table:table-cell>
          <table:table-cell table:formula="of:=[.B18]-[.C18]" office:value-type="float" office:value="-143505" calcext:value-type="float">
            <text:p>-1435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-143505" calcext:value-type="float">
            <text:p>-1435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table:style-name="ce1" office:value-type="float" office:value="0.000053999" calcext:value-type="float">
            <text:p>5.40E-05</text:p>
          </table:table-cell>
          <table:table-cell table:formula="of:=[.B19]-[.C19]" office:value-type="float" office:value="-106256" calcext:value-type="float">
            <text:p>-1062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-106256" calcext:value-type="float">
            <text:p>-1062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0.000426062" calcext:value-type="float">
            <text:p>0.000426062</text:p>
          </table:table-cell>
          <table:table-cell table:formula="of:=[.B20]-[.C20]" office:value-type="float" office:value="-539678" calcext:value-type="float">
            <text:p>-5396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-539678" calcext:value-type="float">
            <text:p>-5396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0.000429255" calcext:value-type="float">
            <text:p>0.000429255</text:p>
          </table:table-cell>
          <table:table-cell table:formula="of:=[.B21]-[.C21]" office:value-type="float" office:value="-528930" calcext:value-type="float">
            <text:p>-5289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-528930" calcext:value-type="float">
            <text:p>-5289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0.0113298" calcext:value-type="float">
            <text:p>0.0113298</text:p>
          </table:table-cell>
          <table:table-cell table:formula="of:=[.B22]-[.C22]" office:value-type="float" office:value="-1336341" calcext:value-type="float">
            <text:p>-13363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-1336341" calcext:value-type="float">
            <text:p>-133634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0.00494062" calcext:value-type="float">
            <text:p>0.00494062</text:p>
          </table:table-cell>
          <table:table-cell table:formula="of:=[.B23]-[.C23]" office:value-type="float" office:value="-6103278" calcext:value-type="float">
            <text:p>-61032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-6103278" calcext:value-type="float">
            <text:p>-61032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0.000129606" calcext:value-type="float">
            <text:p>0.000129606</text:p>
          </table:table-cell>
          <table:table-cell table:formula="of:=[.B24]-[.C24]" office:value-type="float" office:value="-550815" calcext:value-type="float">
            <text:p>-5508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-550815" calcext:value-type="float">
            <text:p>-5508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table:style-name="ce1" office:value-type="float" office:value="0.000072614" calcext:value-type="float">
            <text:p>7.26E-05</text:p>
          </table:table-cell>
          <table:table-cell table:formula="of:=[.B25]-[.C25]" office:value-type="float" office:value="-666055" calcext:value-type="float">
            <text:p>-6660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-666055" calcext:value-type="float">
            <text:p>-6660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table:style-name="ce1" office:value-type="float" office:value="0.000088289" calcext:value-type="float">
            <text:p>8.83E-05</text:p>
          </table:table-cell>
          <table:table-cell table:formula="of:=[.B26]-[.C26]" office:value-type="float" office:value="-721881" calcext:value-type="float">
            <text:p>-7218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-721881" calcext:value-type="float">
            <text:p>-7218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table:style-name="ce1" office:value-type="float" office:value="0.000089216" calcext:value-type="float">
            <text:p>8.92E-05</text:p>
          </table:table-cell>
          <table:table-cell table:formula="of:=[.B27]-[.C27]" office:value-type="float" office:value="-760208" calcext:value-type="float">
            <text:p>-760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-760208" calcext:value-type="float">
            <text:p>-760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0.000102683" calcext:value-type="float">
            <text:p>0.000102683</text:p>
          </table:table-cell>
          <table:table-cell table:formula="of:=[.B28]-[.C28]" office:value-type="float" office:value="-903187" calcext:value-type="float">
            <text:p>-9031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-903187" calcext:value-type="float">
            <text:p>-9031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0.000455182" calcext:value-type="float">
            <text:p>0.000455182</text:p>
          </table:table-cell>
          <table:table-cell table:formula="of:=[.B29]-[.C29]" office:value-type="float" office:value="-1544234" calcext:value-type="float">
            <text:p>-15442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-1544234" calcext:value-type="float">
            <text:p>-15442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0.000306787" calcext:value-type="float">
            <text:p>0.000306787</text:p>
          </table:table-cell>
          <table:table-cell table:formula="of:=[.B30]-[.C30]" office:value-type="float" office:value="-1079710" calcext:value-type="float">
            <text:p>-10797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-1079710" calcext:value-type="float">
            <text:p>-10797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0.000411557" calcext:value-type="float">
            <text:p>0.000411557</text:p>
          </table:table-cell>
          <table:table-cell table:formula="of:=[.B31]-[.C31]" office:value-type="float" office:value="-706246" calcext:value-type="float">
            <text:p>-706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-706246" calcext:value-type="float">
            <text:p>-7062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0.000918631" calcext:value-type="float">
            <text:p>0.000918631</text:p>
          </table:table-cell>
          <table:table-cell table:formula="of:=[.B32]-[.C32]" office:value-type="float" office:value="-1808772" calcext:value-type="float">
            <text:p>-18087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-1808772" calcext:value-type="float">
            <text:p>-18087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table:style-name="ce1" office:value-type="float" office:value="0.000033051" calcext:value-type="float">
            <text:p>3.31E-05</text:p>
          </table:table-cell>
          <table:table-cell table:formula="of:=[.B33]-[.C33]" office:value-type="float" office:value="-432916" calcext:value-type="float">
            <text:p>-432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-432916" calcext:value-type="float">
            <text:p>-4329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0.000155331" calcext:value-type="float">
            <text:p>0.000155331</text:p>
          </table:table-cell>
          <table:table-cell table:formula="of:=[.B34]-[.C34]" office:value-type="float" office:value="-19831" calcext:value-type="float">
            <text:p>-198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-19831" calcext:value-type="float">
            <text:p>-198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0.00161015" calcext:value-type="float">
            <text:p>0.00161015</text:p>
          </table:table-cell>
          <table:table-cell table:formula="of:=[.B35]-[.C35]" office:value-type="float" office:value="-101680" calcext:value-type="float">
            <text:p>-10168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-101680" calcext:value-type="float">
            <text:p>-1016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0.00352354" calcext:value-type="float">
            <text:p>0.00352354</text:p>
          </table:table-cell>
          <table:table-cell table:formula="of:=[.B36]-[.C36]" office:value-type="float" office:value="-172150" calcext:value-type="float">
            <text:p>-1721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-172150" calcext:value-type="float">
            <text:p>-172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0.000108521" calcext:value-type="float">
            <text:p>0.000108521</text:p>
          </table:table-cell>
          <table:table-cell table:formula="of:=[.B37]-[.C37]" office:value-type="float" office:value="-7201" calcext:value-type="float">
            <text:p>-72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-7201" calcext:value-type="float">
            <text:p>-7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table:style-name="ce1" office:value-type="float" office:value="0.000034481" calcext:value-type="float">
            <text:p>3.45E-05</text:p>
          </table:table-cell>
          <table:table-cell table:formula="of:=[.B38]-[.C38]" office:value-type="float" office:value="-2755" calcext:value-type="float">
            <text:p>-27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-2755" calcext:value-type="float">
            <text:p>-27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0.000208001" calcext:value-type="float">
            <text:p>0.000208001</text:p>
          </table:table-cell>
          <table:table-cell table:formula="of:=[.B39]-[.C39]" office:value-type="float" office:value="-1476580" calcext:value-type="float">
            <text:p>-147658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-1476580" calcext:value-type="float">
            <text:p>-14765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0.000232403" calcext:value-type="float">
            <text:p>0.000232403</text:p>
          </table:table-cell>
          <table:table-cell table:formula="of:=[.B40]-[.C40]" office:value-type="float" office:value="-36023" calcext:value-type="float">
            <text:p>-36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-36023" calcext:value-type="float">
            <text:p>-36023</text:p>
          </table:table-cell>
        </table:table-row>
      </table:table>
      <table:table table:name="02 (2-Opt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2-Opt(Rand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2O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office:value-type="float" office:value="2.87629" calcext:value-type="float">
            <text:p>2.87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table:formula="of:=[.H2]-[.I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office:value-type="float" office:value="0.00896361" calcext:value-type="float">
            <text:p>0.008963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table:formula="of:=[.H3]-[.I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office:value-type="float" office:value="0.145805" calcext:value-type="float">
            <text:p>0.1458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table:formula="of:=[.H4]-[.I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office:value-type="float" office:value="0.267262" calcext:value-type="float">
            <text:p>0.2672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table:formula="of:=[.H5]-[.I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office:value-type="float" office:value="0.234053" calcext:value-type="float">
            <text:p>0.234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table:formula="of:=[.H6]-[.I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office:value-type="float" office:value="0.0523687" calcext:value-type="float">
            <text:p>0.05236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table:formula="of:=[.H7]-[.I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office:value-type="float" office:value="0.00815279" calcext:value-type="float">
            <text:p>0.00815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table:formula="of:=[.H8]-[.I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office:value-type="float" office:value="0.0263987" calcext:value-type="float">
            <text:p>0.02639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table:formula="of:=[.H9]-[.I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office:value-type="float" office:value="0.0804314" calcext:value-type="float">
            <text:p>0.08043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table:formula="of:=[.H10]-[.I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office:value-type="float" office:value="0.379922" calcext:value-type="float">
            <text:p>0.3799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table:formula="of:=[.H11]-[.I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office:value-type="float" office:value="1.19106" calcext:value-type="float">
            <text:p>1.191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table:formula="of:=[.H12]-[.I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office:value-type="float" office:value="0.0751979" calcext:value-type="float">
            <text:p>0.075197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table:formula="of:=[.H13]-[.I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office:value-type="float" office:value="0.444455" calcext:value-type="float">
            <text:p>0.4444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table:formula="of:=[.H14]-[.I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office:value-type="float" office:value="1.3888" calcext:value-type="float">
            <text:p>1.388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table:formula="of:=[.H15]-[.I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office:value-type="float" office:value="0.137932" calcext:value-type="float">
            <text:p>0.1379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table:formula="of:=[.H16]-[.I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office:value-type="float" office:value="0.112603" calcext:value-type="float">
            <text:p>0.1126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table:formula="of:=[.H17]-[.I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office:value-type="float" office:value="0.101575" calcext:value-type="float">
            <text:p>0.1015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table:formula="of:=[.H18]-[.I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office:value-type="float" office:value="0.133205" calcext:value-type="float">
            <text:p>0.1332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table:formula="of:=[.H19]-[.I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office:value-type="float" office:value="2.62788" calcext:value-type="float">
            <text:p>2.627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table:formula="of:=[.H20]-[.I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office:value-type="float" office:value="5.55905" calcext:value-type="float">
            <text:p>5.559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table:formula="of:=[.H21]-[.I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50.988" calcext:value-type="float">
            <text:p>450.9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table:formula="of:=[.H22]-[.I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office:value-type="float" office:value="175.372" calcext:value-type="float">
            <text:p>175.37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table:formula="of:=[.H23]-[.I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office:value-type="float" office:value="0.105187" calcext:value-type="float">
            <text:p>0.10518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table:formula="of:=[.H24]-[.I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office:value-type="float" office:value="0.213005" calcext:value-type="float">
            <text:p>0.2130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table:formula="of:=[.H25]-[.I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office:value-type="float" office:value="0.283885" calcext:value-type="float">
            <text:p>0.2838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table:formula="of:=[.H26]-[.I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office:value-type="float" office:value="0.342097" calcext:value-type="float">
            <text:p>0.34209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table:formula="of:=[.H27]-[.I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office:value-type="float" office:value="0.359227" calcext:value-type="float">
            <text:p>0.3592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table:formula="of:=[.H28]-[.I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office:value-type="float" office:value="1.54279" calcext:value-type="float">
            <text:p>1.542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table:formula="of:=[.H29]-[.I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office:value-type="float" office:value="1.85139" calcext:value-type="float">
            <text:p>1.8513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table:formula="of:=[.H30]-[.I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office:value-type="float" office:value="3.08385" calcext:value-type="float">
            <text:p>3.08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table:formula="of:=[.H31]-[.I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office:value-type="float" office:value="11.9756" calcext:value-type="float">
            <text:p>11.97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table:formula="of:=[.H32]-[.I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office:value-type="float" office:value="0.0412521" calcext:value-type="float">
            <text:p>0.04125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table:formula="of:=[.H33]-[.I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office:value-type="float" office:value="0.968285" calcext:value-type="float">
            <text:p>0.96828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table:formula="of:=[.H34]-[.I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office:value-type="float" office:value="32.9195" calcext:value-type="float">
            <text:p>32.91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table:formula="of:=[.H35]-[.I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office:value-type="float" office:value="84.6584" calcext:value-type="float">
            <text:p>84.6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table:formula="of:=[.H36]-[.I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office:value-type="float" office:value="0.0921924" calcext:value-type="float">
            <text:p>0.09219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table:formula="of:=[.H37]-[.I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office:value-type="float" office:value="0.0279513" calcext:value-type="float">
            <text:p>0.027951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table:formula="of:=[.H38]-[.I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office:value-type="float" office:value="1.12085" calcext:value-type="float">
            <text:p>1.1208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table:formula="of:=[.H39]-[.I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office:value-type="float" office:value="0.93358" calcext:value-type="float">
            <text:p>0.933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table:formula="of:=[.H40]-[.I40]" office:value-type="float" office:value="-38097" calcext:value-type="float">
            <text:p>-38097</text:p>
          </table:table-cell>
        </table:table-row>
      </table:table>
      <table:table table:name="12 (Neigh -&gt; 2-Opt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NN</text:p>
          </table:table-cell>
          <table:table-cell office:value-type="string" calcext:value-type="string">
            <text:p>Czas dla NN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zas dla 2-Opt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NN-2Op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334519" calcext:value-type="float">
            <text:p>0.000334519</text:p>
          </table:table-cell>
          <table:table-cell office:value-type="float" office:value="2846" calcext:value-type="float">
            <text:p>2846</text:p>
          </table:table-cell>
          <table:table-cell office:value-type="float" office:value="0.112268" calcext:value-type="float">
            <text:p>0.112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table:formula="of:=[.B2]-[.D2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2847" calcext:value-type="float">
            <text:p>2.28E-05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6307" calcext:value-type="float">
            <text:p>0.00126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table:formula="of:=[.B3]-[.D3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table:style-name="ce1" office:value-type="float" office:value="0.00008981" calcext:value-type="float">
            <text:p>8.98E-05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74091" calcext:value-type="float">
            <text:p>0.01740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table:formula="of:=[.B4]-[.D4]"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70347" calcext:value-type="float">
            <text:p>0.000170347</text:p>
          </table:table-cell>
          <table:table-cell office:value-type="float" office:value="7098" calcext:value-type="float">
            <text:p>7098</text:p>
          </table:table-cell>
          <table:table-cell office:value-type="float" office:value="0.015634" calcext:value-type="float">
            <text:p>0.015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table:formula="of:=[.B5]-[.D5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9778" calcext:value-type="float">
            <text:p>0.000139778</text:p>
          </table:table-cell>
          <table:table-cell office:value-type="float" office:value="7157" calcext:value-type="float">
            <text:p>7157</text:p>
          </table:table-cell>
          <table:table-cell office:value-type="float" office:value="0.038636" calcext:value-type="float">
            <text:p>0.0386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table:formula="of:=[.B6]-[.D6]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523" calcext:value-type="float">
            <text:p>6.52E-05</text:p>
          </table:table-cell>
          <table:table-cell office:value-type="float" office:value="714" calcext:value-type="float">
            <text:p>714</text:p>
          </table:table-cell>
          <table:table-cell office:value-type="float" office:value="0.00912449" calcext:value-type="float">
            <text:p>0.00912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table:formula="of:=[.B7]-[.D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34479" calcext:value-type="float">
            <text:p>3.45E-05</text:p>
          </table:table-cell>
          <table:table-cell office:value-type="float" office:value="454" calcext:value-type="float">
            <text:p>454</text:p>
          </table:table-cell>
          <table:table-cell office:value-type="float" office:value="0.00120675" calcext:value-type="float">
            <text:p>0.001206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table:formula="of:=[.B8]-[.D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57086" calcext:value-type="float">
            <text:p>5.71E-05</text:p>
          </table:table-cell>
          <table:table-cell office:value-type="float" office:value="561" calcext:value-type="float">
            <text:p>561</text:p>
          </table:table-cell>
          <table:table-cell office:value-type="float" office:value="0.00596819" calcext:value-type="float">
            <text:p>0.005968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table:formula="of:=[.B9]-[.D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79094" calcext:value-type="float">
            <text:p>7.91E-05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33148" calcext:value-type="float">
            <text:p>0.01331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table:formula="of:=[.B10]-[.D10]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138481" calcext:value-type="float">
            <text:p>0.000138481</text:p>
          </table:table-cell>
          <table:table-cell office:value-type="float" office:value="28612" calcext:value-type="float">
            <text:p>28612</text:p>
          </table:table-cell>
          <table:table-cell office:value-type="float" office:value="0.0462046" calcext:value-type="float">
            <text:p>0.04620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table:formula="of:=[.B11]-[.D11]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42495" calcext:value-type="float">
            <text:p>0.000242495</text:p>
          </table:table-cell>
          <table:table-cell office:value-type="float" office:value="31749" calcext:value-type="float">
            <text:p>31749</text:p>
          </table:table-cell>
          <table:table-cell office:value-type="float" office:value="0.12859" calcext:value-type="float">
            <text:p>0.128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table:formula="of:=[.B12]-[.D1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64613" calcext:value-type="float">
            <text:p>6.46E-05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22422" calcext:value-type="float">
            <text:p>0.01224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table:formula="of:=[.B13]-[.D13]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5716" calcext:value-type="float">
            <text:p>0.000135716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42744" calcext:value-type="float">
            <text:p>0.03427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table:formula="of:=[.B14]-[.D14]"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40972" calcext:value-type="float">
            <text:p>0.000240972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1524" calcext:value-type="float">
            <text:p>0.1015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table:formula="of:=[.B15]-[.D15]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8052" calcext:value-type="float">
            <text:p>6.81E-05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7037" calcext:value-type="float">
            <text:p>0.01170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table:formula="of:=[.B16]-[.D16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table:style-name="ce1" office:value-type="float" office:value="0.00007963" calcext:value-type="float">
            <text:p>7.96E-05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31" calcext:value-type="float">
            <text:p>0.0108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table:formula="of:=[.B17]-[.D17]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83211" calcext:value-type="float">
            <text:p>8.32E-05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10453" calcext:value-type="float">
            <text:p>0.01104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table:formula="of:=[.B18]-[.D18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3755" calcext:value-type="float">
            <text:p>5.38E-05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45774" calcext:value-type="float">
            <text:p>0.01457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table:formula="of:=[.B19]-[.D19]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0647" calcext:value-type="float">
            <text:p>0.000430647</text:p>
          </table:table-cell>
          <table:table-cell office:value-type="float" office:value="49141" calcext:value-type="float">
            <text:p>49141</text:p>
          </table:table-cell>
          <table:table-cell office:value-type="float" office:value="0.310469" calcext:value-type="float">
            <text:p>0.3104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0]-[.D20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7792" calcext:value-type="float">
            <text:p>0.000437792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0955" calcext:value-type="float">
            <text:p>0.3209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1]-[.D21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8827" calcext:value-type="float">
            <text:p>0.0108827</text:p>
          </table:table-cell>
          <table:table-cell office:value-type="float" office:value="60930" calcext:value-type="float">
            <text:p>60930</text:p>
          </table:table-cell>
          <table:table-cell office:value-type="float" office:value="27.9679" calcext:value-type="float">
            <text:p>27.967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table:formula="of:=[.B22]-[.D22]"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19433" calcext:value-type="float">
            <text:p>0.0041943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3698" calcext:value-type="float">
            <text:p>11.36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table:formula="of:=[.B23]-[.D23]" office:value-type="float" office:value="48345" calcext:value-type="float">
            <text:p>48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8463" calcext:value-type="float">
            <text:p>5.85E-05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707097" calcext:value-type="float">
            <text:p>0.007070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table:formula="of:=[.B24]-[.D24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76568" calcext:value-type="float">
            <text:p>7.66E-05</text:p>
          </table:table-cell>
          <table:table-cell office:value-type="float" office:value="61910" calcext:value-type="float">
            <text:p>61910</text:p>
          </table:table-cell>
          <table:table-cell office:value-type="float" office:value="0.00939119" calcext:value-type="float">
            <text:p>0.00939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table:formula="of:=[.B25]-[.D25]"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34" calcext:value-type="float">
            <text:p>8.83E-05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173" calcext:value-type="float">
            <text:p>0.01551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table:formula="of:=[.B26]-[.D26]" office:value-type="float" office:value="10666" calcext:value-type="float">
            <text:p>106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89907" calcext:value-type="float">
            <text:p>8.99E-05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30525" calcext:value-type="float">
            <text:p>0.006305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table:formula="of:=[.B27]-[.D27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629" calcext:value-type="float">
            <text:p>0.00010262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5647" calcext:value-type="float">
            <text:p>0.01856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table:formula="of:=[.B28]-[.D28]"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763" calcext:value-type="float">
            <text:p>0.00020476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08213" calcext:value-type="float">
            <text:p>0.06082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table:formula="of:=[.B29]-[.D29]"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7567" calcext:value-type="float">
            <text:p>0.000287567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8452" calcext:value-type="float">
            <text:p>0.08584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table:formula="of:=[.B30]-[.D30]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10381" calcext:value-type="float">
            <text:p>0.000410381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783" calcext:value-type="float">
            <text:p>0.22178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table:formula="of:=[.B31]-[.D31]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837143" calcext:value-type="float">
            <text:p>0.000837143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1739" calcext:value-type="float">
            <text:p>0.6717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table:formula="of:=[.B32]-[.D32]"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91" calcext:value-type="float">
            <text:p>6.91E-05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5148" calcext:value-type="float">
            <text:p>0.00651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table:formula="of:=[.B33]-[.D33]" office:value-type="float" office:value="32147" calcext:value-type="float">
            <text:p>321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92824" calcext:value-type="float">
            <text:p>0.000192824</text:p>
          </table:table-cell>
          <table:table-cell office:value-type="float" office:value="2497" calcext:value-type="float">
            <text:p>2497</text:p>
          </table:table-cell>
          <table:table-cell office:value-type="float" office:value="0.0467419" calcext:value-type="float">
            <text:p>0.04674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table:formula="of:=[.B34]-[.D34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6955" calcext:value-type="float">
            <text:p>0.00136955</text:p>
          </table:table-cell>
          <table:table-cell office:value-type="float" office:value="7566" calcext:value-type="float">
            <text:p>7566</text:p>
          </table:table-cell>
          <table:table-cell office:value-type="float" office:value="2.0116" calcext:value-type="float">
            <text:p>2.01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table:formula="of:=[.B35]-[.D35]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83928" calcext:value-type="float">
            <text:p>0.00283928</text:p>
          </table:table-cell>
          <table:table-cell office:value-type="float" office:value="9415" calcext:value-type="float">
            <text:p>9415</text:p>
          </table:table-cell>
          <table:table-cell office:value-type="float" office:value="4.5808" calcext:value-type="float">
            <text:p>4.580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table:formula="of:=[.B36]-[.D36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8963" calcext:value-type="float">
            <text:p>4.90E-05</text:p>
          </table:table-cell>
          <table:table-cell office:value-type="float" office:value="1418" calcext:value-type="float">
            <text:p>1418</text:p>
          </table:table-cell>
          <table:table-cell office:value-type="float" office:value="0.0111268" calcext:value-type="float">
            <text:p>0.011126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table:formula="of:=[.B37]-[.D37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34524" calcext:value-type="float">
            <text:p>3.45E-05</text:p>
          </table:table-cell>
          <table:table-cell office:value-type="float" office:value="770" calcext:value-type="float">
            <text:p>770</text:p>
          </table:table-cell>
          <table:table-cell office:value-type="float" office:value="0.00320478" calcext:value-type="float">
            <text:p>0.0032047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table:formula="of:=[.B38]-[.D3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7798" calcext:value-type="float">
            <text:p>0.000207798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681" calcext:value-type="float">
            <text:p>0.0768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table:formula="of:=[.B39]-[.D39]"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229016" calcext:value-type="float">
            <text:p>0.000229016</text:p>
          </table:table-cell>
          <table:table-cell office:value-type="float" office:value="4418" calcext:value-type="float">
            <text:p>4418</text:p>
          </table:table-cell>
          <table:table-cell office:value-type="float" office:value="0.0931719" calcext:value-type="float">
            <text:p>0.09317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table:formula="of:=[.B40]-[.D40]" office:value-type="float" office:value="612" calcext:value-type="float">
            <text:p>612</text:p>
          </table:table-cell>
        </table:table-row>
      </table:table>
      <table:table table:name="2Opt Starts" table:style-name="ta1">
        <table:table-column table:style-name="co1" table:number-columns-repeated="8" table:default-cell-style-name="Default"/>
        <table:table-column table:style-name="co2" table:number-columns-repeated="6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tartowy NN</text:p>
          </table:table-cell>
          <table:table-cell office:value-type="string" calcext:value-type="string">
            <text:p>Poprawa 2-Opt(N)</text:p>
          </table:table-cell>
          <table:table-cell office:value-type="string" calcext:value-type="string">
            <text:p>Czas dla 2NN</text:p>
          </table:table-cell>
          <table:table-cell office:value-type="string" calcext:value-type="string">
            <text:p>Startowy K-R</text:p>
          </table:table-cell>
          <table:table-cell office:value-type="string" calcext:value-type="string">
            <text:p>Poprawa 2-Opt(K)</text:p>
          </table:table-cell>
          <table:table-cell office:value-type="string" calcext:value-type="string">
            <text:p>Czas dla 2KR</text:p>
          </table:table-cell>
          <table:table-cell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  <table:table-cell table:number-columns-repeated="4"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3126" calcext:value-type="float">
            <text:p>33126</text:p>
          </table:table-cell>
          <table:table-cell office:value-type="float" office:value="2992" calcext:value-type="float">
            <text:p>2992</text:p>
          </table:table-cell>
          <table:table-cell office:value-type="float" office:value="3.10199" calcext:value-type="float">
            <text:p>3.10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2992" calcext:value-type="float">
            <text:p>2992</text:p>
          </table:table-cell>
          <table:table-cell table:formula="of:=[.J2]-[.K2]" office:value-type="float" office:value="-146" calcext:value-type="float">
            <text:p>-146</text:p>
          </table:table-cell>
          <table:table-cell table:formula="of:=ABS([.L2])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L2]&gt;=0;[.N2];0)" office:value-type="float" office:value="0" calcext:value-type="float">
            <text:p>0</text:p>
          </table:table-cell>
          <table:table-cell table:formula="of:=IF([.L2]&lt;=0;[.N2];0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.10199" calcext:value-type="float">
            <text:p>3.10199</text:p>
          </table:table-cell>
          <table:table-cell table:formula="of:=[.T2]-[.U2]" office:value-type="float" office:value="-2.986262" calcext:value-type="float">
            <text:p>-2.9862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32099" calcext:value-type="float">
            <text:p>32099</text:p>
          </table:table-cell>
          <table:table-cell office:value-type="float" office:value="7967" calcext:value-type="float">
            <text:p>7967</text:p>
          </table:table-cell>
          <table:table-cell office:value-type="float" office:value="0.00922684" calcext:value-type="float">
            <text:p>0.00922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5" calcext:value-type="float">
            <text:p>8385</text:p>
          </table:table-cell>
          <table:table-cell office:value-type="float" office:value="7967" calcext:value-type="float">
            <text:p>7967</text:p>
          </table:table-cell>
          <table:table-cell table:formula="of:=[.J3]-[.K3]" office:value-type="float" office:value="418" calcext:value-type="float">
            <text:p>418</text:p>
          </table:table-cell>
          <table:table-cell table:formula="of:=ABS([.L3])"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L3]&gt;=0;[.N3];0)" office:value-type="float" office:value="16" calcext:value-type="float">
            <text:p>16</text:p>
          </table:table-cell>
          <table:table-cell table:formula="of:=IF([.L3]&lt;=0;[.N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0.00922684" calcext:value-type="float">
            <text:p>0.00922684</text:p>
          </table:table-cell>
          <table:table-cell table:formula="of:=[.T3]-[.U3]" office:value-type="float" office:value="-0.00801912" calcext:value-type="float">
            <text:p>-0.0080191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626530" calcext:value-type="float">
            <text:p>626530</text:p>
          </table:table-cell>
          <table:table-cell office:value-type="float" office:value="124006" calcext:value-type="float">
            <text:p>124006</text:p>
          </table:table-cell>
          <table:table-cell office:value-type="float" office:value="0.145382" calcext:value-type="float">
            <text:p>0.145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4006" calcext:value-type="float">
            <text:p>124006</text:p>
          </table:table-cell>
          <table:table-cell table:formula="of:=[.J4]-[.K4]" office:value-type="float" office:value="2886" calcext:value-type="float">
            <text:p>2886</text:p>
          </table:table-cell>
          <table:table-cell table:formula="of:=ABS([.L4])" office:value-type="float" office:value="2886" calcext:value-type="float">
            <text:p>288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L4]&gt;=0;[.N4];0)" office:value-type="float" office:value="29" calcext:value-type="float">
            <text:p>29</text:p>
          </table:table-cell>
          <table:table-cell table:formula="of:=IF([.L4]&lt;=0;[.N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0.145382" calcext:value-type="float">
            <text:p>0.145382</text:p>
          </table:table-cell>
          <table:table-cell table:formula="of:=[.T4]-[.U4]" office:value-type="float" office:value="-0.1266627" calcext:value-type="float">
            <text:p>-0.126662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49887" calcext:value-type="float">
            <text:p>49887</text:p>
          </table:table-cell>
          <table:table-cell office:value-type="float" office:value="6988" calcext:value-type="float">
            <text:p>6988</text:p>
          </table:table-cell>
          <table:table-cell office:value-type="float" office:value="0.184798" calcext:value-type="float">
            <text:p>0.1847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98" calcext:value-type="float">
            <text:p>7098</text:p>
          </table:table-cell>
          <table:table-cell office:value-type="float" office:value="6988" calcext:value-type="float">
            <text:p>6988</text:p>
          </table:table-cell>
          <table:table-cell table:formula="of:=[.J5]-[.K5]" office:value-type="float" office:value="110" calcext:value-type="float">
            <text:p>110</text:p>
          </table:table-cell>
          <table:table-cell table:formula="of:=ABS([.L5])"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L5]&gt;=0;[.N5];0)" office:value-type="float" office:value="8" calcext:value-type="float">
            <text:p>8</text:p>
          </table:table-cell>
          <table:table-cell table:formula="of:=IF([.L5]&lt;=0;[.N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184798" calcext:value-type="float">
            <text:p>0.184798</text:p>
          </table:table-cell>
          <table:table-cell table:formula="of:=[.T5]-[.U5]" office:value-type="float" office:value="-0.1709681" calcext:value-type="float">
            <text:p>-0.17096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51458" calcext:value-type="float">
            <text:p>51458</text:p>
          </table:table-cell>
          <table:table-cell office:value-type="float" office:value="7080" calcext:value-type="float">
            <text:p>7080</text:p>
          </table:table-cell>
          <table:table-cell office:value-type="float" office:value="0.338091" calcext:value-type="float">
            <text:p>0.338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57" calcext:value-type="float">
            <text:p>7157</text:p>
          </table:table-cell>
          <table:table-cell office:value-type="float" office:value="7080" calcext:value-type="float">
            <text:p>7080</text:p>
          </table:table-cell>
          <table:table-cell table:formula="of:=[.J6]-[.K6]" office:value-type="float" office:value="77" calcext:value-type="float">
            <text:p>77</text:p>
          </table:table-cell>
          <table:table-cell table:formula="of:=ABS([.L6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6]&gt;=0;[.N6];0)" office:value-type="float" office:value="6.5" calcext:value-type="float">
            <text:p>6.5</text:p>
          </table:table-cell>
          <table:table-cell table:formula="of:=IF([.L6]&lt;=0;[.N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0.338091" calcext:value-type="float">
            <text:p>0.338091</text:p>
          </table:table-cell>
          <table:table-cell table:formula="of:=[.T6]-[.U6]" office:value-type="float" office:value="-0.2987907" calcext:value-type="float">
            <text:p>-0.298790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3412" calcext:value-type="float">
            <text:p>3412</text:p>
          </table:table-cell>
          <table:table-cell office:value-type="float" office:value="689" calcext:value-type="float">
            <text:p>689</text:p>
          </table:table-cell>
          <table:table-cell office:value-type="float" office:value="0.0552343" calcext:value-type="float">
            <text:p>0.0552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</text:p>
          </table:table-cell>
          <table:table-cell office:value-type="float" office:value="689" calcext:value-type="float">
            <text:p>689</text:p>
          </table:table-cell>
          <table:table-cell table:formula="of:=[.J7]-[.K7]" office:value-type="float" office:value="25" calcext:value-type="float">
            <text:p>25</text:p>
          </table:table-cell>
          <table:table-cell table:formula="of:=ABS([.L7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L7]&gt;=0;[.N7];0)" office:value-type="float" office:value="4" calcext:value-type="float">
            <text:p>4</text:p>
          </table:table-cell>
          <table:table-cell table:formula="of:=IF([.L7]&lt;=0;[.N7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0.0552343" calcext:value-type="float">
            <text:p>0.0552343</text:p>
          </table:table-cell>
          <table:table-cell table:formula="of:=[.T7]-[.U7]" office:value-type="float" office:value="-0.04535476" calcext:value-type="float">
            <text:p>-0.045354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1735" calcext:value-type="float">
            <text:p>1735</text:p>
          </table:table-cell>
          <table:table-cell office:value-type="float" office:value="461" calcext:value-type="float">
            <text:p>461</text:p>
          </table:table-cell>
          <table:table-cell office:value-type="float" office:value="0.0103625" calcext:value-type="float">
            <text:p>0.0103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formula="of:=[.J8]-[.K8]" office:value-type="float" office:value="-7" calcext:value-type="float">
            <text:p>-7</text:p>
          </table:table-cell>
          <table:table-cell table:formula="of:=ABS([.L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L8]&gt;=0;[.N8];0)" office:value-type="float" office:value="0" calcext:value-type="float">
            <text:p>0</text:p>
          </table:table-cell>
          <table:table-cell table:formula="of:=IF([.L8]&lt;=0;[.N8];0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0.0103625" calcext:value-type="float">
            <text:p>0.0103625</text:p>
          </table:table-cell>
          <table:table-cell table:formula="of:=[.T8]-[.U8]" office:value-type="float" office:value="-0.00916551" calcext:value-type="float">
            <text:p>-0.009165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2604" calcext:value-type="float">
            <text:p>2604</text:p>
          </table:table-cell>
          <table:table-cell office:value-type="float" office:value="567" calcext:value-type="float">
            <text:p>567</text:p>
          </table:table-cell>
          <table:table-cell office:value-type="float" office:value="0.0333502" calcext:value-type="float">
            <text:p>0.0333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table:formula="of:=[.J9]-[.K9]" office:value-type="float" office:value="-6" calcext:value-type="float">
            <text:p>-6</text:p>
          </table:table-cell>
          <table:table-cell table:formula="of:=ABS([.L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9]&gt;=0;[.N9];0)" office:value-type="float" office:value="0" calcext:value-type="float">
            <text:p>0</text:p>
          </table:table-cell>
          <table:table-cell table:formula="of:=IF([.L9]&lt;=0;[.N9];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0.0333502" calcext:value-type="float">
            <text:p>0.0333502</text:p>
          </table:table-cell>
          <table:table-cell table:formula="of:=[.T9]-[.U9]" office:value-type="float" office:value="-0.02970727" calcext:value-type="float">
            <text:p>-0.029707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176248" calcext:value-type="float">
            <text:p>176248</text:p>
          </table:table-cell>
          <table:table-cell office:value-type="float" office:value="24667" calcext:value-type="float">
            <text:p>24667</text:p>
          </table:table-cell>
          <table:table-cell office:value-type="float" office:value="0.137051" calcext:value-type="float">
            <text:p>0.137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737" calcext:value-type="float">
            <text:p>23737</text:p>
          </table:table-cell>
          <table:table-cell office:value-type="float" office:value="24667" calcext:value-type="float">
            <text:p>24667</text:p>
          </table:table-cell>
          <table:table-cell table:formula="of:=[.J10]-[.K10]" office:value-type="float" office:value="-930" calcext:value-type="float">
            <text:p>-930</text:p>
          </table:table-cell>
          <table:table-cell table:formula="of:=ABS([.L10])"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L10]&gt;=0;[.N10];0)" office:value-type="float" office:value="0" calcext:value-type="float">
            <text:p>0</text:p>
          </table:table-cell>
          <table:table-cell table:formula="of:=IF([.L10]&lt;=0;[.N10];0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137051" calcext:value-type="float">
            <text:p>0.137051</text:p>
          </table:table-cell>
          <table:table-cell table:formula="of:=[.T10]-[.U10]" office:value-type="float" office:value="-0.1215575" calcext:value-type="float">
            <text:p>-0.12155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265203" calcext:value-type="float">
            <text:p>265203</text:p>
          </table:table-cell>
          <table:table-cell office:value-type="float" office:value="29780" calcext:value-type="float">
            <text:p>29780</text:p>
          </table:table-cell>
          <table:table-cell office:value-type="float" office:value="0.313875" calcext:value-type="float">
            <text:p>0.313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612" calcext:value-type="float">
            <text:p>28612</text:p>
          </table:table-cell>
          <table:table-cell office:value-type="float" office:value="29780" calcext:value-type="float">
            <text:p>29780</text:p>
          </table:table-cell>
          <table:table-cell table:formula="of:=[.J11]-[.K11]" office:value-type="float" office:value="-1168" calcext:value-type="float">
            <text:p>-1168</text:p>
          </table:table-cell>
          <table:table-cell table:formula="of:=ABS([.L11])" office:value-type="float" office:value="1168" calcext:value-type="float">
            <text:p>11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L11]&gt;=0;[.N11];0)" office:value-type="float" office:value="0" calcext:value-type="float">
            <text:p>0</text:p>
          </table:table-cell>
          <table:table-cell table:formula="of:=IF([.L11]&lt;=0;[.N11];0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0.313875" calcext:value-type="float">
            <text:p>0.313875</text:p>
          </table:table-cell>
          <table:table-cell table:formula="of:=[.T11]-[.U11]" office:value-type="float" office:value="-0.260482" calcext:value-type="float">
            <text:p>-0.2604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343261" calcext:value-type="float">
            <text:p>343261</text:p>
          </table:table-cell>
          <table:table-cell office:value-type="float" office:value="32634" calcext:value-type="float">
            <text:p>32634</text:p>
          </table:table-cell>
          <table:table-cell office:value-type="float" office:value="0.836886" calcext:value-type="float">
            <text:p>0.8368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749" calcext:value-type="float">
            <text:p>31749</text:p>
          </table:table-cell>
          <table:table-cell office:value-type="float" office:value="32634" calcext:value-type="float">
            <text:p>32634</text:p>
          </table:table-cell>
          <table:table-cell table:formula="of:=[.J12]-[.K12]" office:value-type="float" office:value="-885" calcext:value-type="float">
            <text:p>-885</text:p>
          </table:table-cell>
          <table:table-cell table:formula="of:=ABS([.L12])" office:value-type="float" office:value="885" calcext:value-type="float">
            <text:p>88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L12]&gt;=0;[.N12];0)" office:value-type="float" office:value="0" calcext:value-type="float">
            <text:p>0</text:p>
          </table:table-cell>
          <table:table-cell table:formula="of:=IF([.L12]&lt;=0;[.N12];0)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0.836886" calcext:value-type="float">
            <text:p>0.836886</text:p>
          </table:table-cell>
          <table:table-cell table:formula="of:=[.T12]-[.U12]" office:value-type="float" office:value="-0.692219" calcext:value-type="float">
            <text:p>-0.6922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172833" calcext:value-type="float">
            <text:p>172833</text:p>
          </table:table-cell>
          <table:table-cell office:value-type="float" office:value="24066" calcext:value-type="float">
            <text:p>24066</text:p>
          </table:table-cell>
          <table:table-cell office:value-type="float" office:value="0.0914137" calcext:value-type="float">
            <text:p>0.09141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393" calcext:value-type="float">
            <text:p>25393</text:p>
          </table:table-cell>
          <table:table-cell office:value-type="float" office:value="24066" calcext:value-type="float">
            <text:p>24066</text:p>
          </table:table-cell>
          <table:table-cell table:formula="of:=[.J13]-[.K13]" office:value-type="float" office:value="1327" calcext:value-type="float">
            <text:p>1327</text:p>
          </table:table-cell>
          <table:table-cell table:formula="of:=ABS([.L13])"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L13]&gt;=0;[.N13];0)" office:value-type="float" office:value="22" calcext:value-type="float">
            <text:p>22</text:p>
          </table:table-cell>
          <table:table-cell table:formula="of:=IF([.L13]&lt;=0;[.N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0.0914137" calcext:value-type="float">
            <text:p>0.0914137</text:p>
          </table:table-cell>
          <table:table-cell table:formula="of:=[.T13]-[.U13]" office:value-type="float" office:value="-0.0775823" calcext:value-type="float">
            <text:p>-0.077582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257775" calcext:value-type="float">
            <text:p>257775</text:p>
          </table:table-cell>
          <table:table-cell office:value-type="float" office:value="29226" calcext:value-type="float">
            <text:p>29226</text:p>
          </table:table-cell>
          <table:table-cell office:value-type="float" office:value="0.41158" calcext:value-type="float">
            <text:p>0.41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435" calcext:value-type="float">
            <text:p>28435</text:p>
          </table:table-cell>
          <table:table-cell office:value-type="float" office:value="29226" calcext:value-type="float">
            <text:p>29226</text:p>
          </table:table-cell>
          <table:table-cell table:formula="of:=[.J14]-[.K14]" office:value-type="float" office:value="-791" calcext:value-type="float">
            <text:p>-791</text:p>
          </table:table-cell>
          <table:table-cell table:formula="of:=ABS([.L14])"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L14]&gt;=0;[.N14];0)" office:value-type="float" office:value="0" calcext:value-type="float">
            <text:p>0</text:p>
          </table:table-cell>
          <table:table-cell table:formula="of:=IF([.L14]&lt;=0;[.N14];0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0.41158" calcext:value-type="float">
            <text:p>0.41158</text:p>
          </table:table-cell>
          <table:table-cell table:formula="of:=[.T14]-[.U14]" office:value-type="float" office:value="-0.374264" calcext:value-type="float">
            <text:p>-0.3742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341184" calcext:value-type="float">
            <text:p>341184</text:p>
          </table:table-cell>
          <table:table-cell office:value-type="float" office:value="33294" calcext:value-type="float">
            <text:p>33294</text:p>
          </table:table-cell>
          <table:table-cell office:value-type="float" office:value="0.997454" calcext:value-type="float">
            <text:p>0.9974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375" calcext:value-type="float">
            <text:p>33375</text:p>
          </table:table-cell>
          <table:table-cell office:value-type="float" office:value="33294" calcext:value-type="float">
            <text:p>33294</text:p>
          </table:table-cell>
          <table:table-cell table:formula="of:=[.J15]-[.K15]" office:value-type="float" office:value="81" calcext:value-type="float">
            <text:p>81</text:p>
          </table:table-cell>
          <table:table-cell table:formula="of:=ABS([.L15])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L15]&gt;=0;[.N15];0)" office:value-type="float" office:value="7" calcext:value-type="float">
            <text:p>7</text:p>
          </table:table-cell>
          <table:table-cell table:formula="of:=IF([.L15]&lt;=0;[.N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0.997454" calcext:value-type="float">
            <text:p>0.997454</text:p>
          </table:table-cell>
          <table:table-cell table:formula="of:=[.T15]-[.U15]" office:value-type="float" office:value="-0.888226" calcext:value-type="float">
            <text:p>-0.8882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158312" calcext:value-type="float">
            <text:p>158312</text:p>
          </table:table-cell>
          <table:table-cell office:value-type="float" office:value="22870" calcext:value-type="float">
            <text:p>22870</text:p>
          </table:table-cell>
          <table:table-cell office:value-type="float" office:value="0.102974" calcext:value-type="float">
            <text:p>0.102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107" calcext:value-type="float">
            <text:p>23107</text:p>
          </table:table-cell>
          <table:table-cell office:value-type="float" office:value="22870" calcext:value-type="float">
            <text:p>22870</text:p>
          </table:table-cell>
          <table:table-cell table:formula="of:=[.J16]-[.K16]" office:value-type="float" office:value="237" calcext:value-type="float">
            <text:p>237</text:p>
          </table:table-cell>
          <table:table-cell table:formula="of:=ABS([.L16])"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L16]&gt;=0;[.N16];0)" office:value-type="float" office:value="13" calcext:value-type="float">
            <text:p>13</text:p>
          </table:table-cell>
          <table:table-cell table:formula="of:=IF([.L16]&lt;=0;[.N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0.102974" calcext:value-type="float">
            <text:p>0.102974</text:p>
          </table:table-cell>
          <table:table-cell table:formula="of:=[.T16]-[.U16]" office:value-type="float" office:value="-0.0910694" calcext:value-type="float">
            <text:p>-0.09106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161995" calcext:value-type="float">
            <text:p>161995</text:p>
          </table:table-cell>
          <table:table-cell office:value-type="float" office:value="23678" calcext:value-type="float">
            <text:p>23678</text:p>
          </table:table-cell>
          <table:table-cell office:value-type="float" office:value="0.0888192" calcext:value-type="float">
            <text:p>0.08881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721" calcext:value-type="float">
            <text:p>24721</text:p>
          </table:table-cell>
          <table:table-cell office:value-type="float" office:value="23678" calcext:value-type="float">
            <text:p>23678</text:p>
          </table:table-cell>
          <table:table-cell table:formula="of:=[.J17]-[.K17]" office:value-type="float" office:value="1043" calcext:value-type="float">
            <text:p>1043</text:p>
          </table:table-cell>
          <table:table-cell table:formula="of:=ABS([.L17])"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L17]&gt;=0;[.N17];0)" office:value-type="float" office:value="20" calcext:value-type="float">
            <text:p>20</text:p>
          </table:table-cell>
          <table:table-cell table:formula="of:=IF([.L17]&lt;=0;[.N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888192" calcext:value-type="float">
            <text:p>0.0888192</text:p>
          </table:table-cell>
          <table:table-cell table:formula="of:=[.T17]-[.U17]" office:value-type="float" office:value="-0.0779792" calcext:value-type="float">
            <text:p>-0.0779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171952" calcext:value-type="float">
            <text:p>171952</text:p>
          </table:table-cell>
          <table:table-cell office:value-type="float" office:value="24275" calcext:value-type="float">
            <text:p>24275</text:p>
          </table:table-cell>
          <table:table-cell office:value-type="float" office:value="0.114743" calcext:value-type="float">
            <text:p>0.1147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459" calcext:value-type="float">
            <text:p>24459</text:p>
          </table:table-cell>
          <table:table-cell office:value-type="float" office:value="24275" calcext:value-type="float">
            <text:p>24275</text:p>
          </table:table-cell>
          <table:table-cell table:formula="of:=[.J18]-[.K18]" office:value-type="float" office:value="184" calcext:value-type="float">
            <text:p>184</text:p>
          </table:table-cell>
          <table:table-cell table:formula="of:=ABS([.L18])"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L18]&gt;=0;[.N18];0)" office:value-type="float" office:value="12" calcext:value-type="float">
            <text:p>12</text:p>
          </table:table-cell>
          <table:table-cell table:formula="of:=IF([.L18]&lt;=0;[.N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0.114743" calcext:value-type="float">
            <text:p>0.114743</text:p>
          </table:table-cell>
          <table:table-cell table:formula="of:=[.T18]-[.U18]" office:value-type="float" office:value="-0.1024588" calcext:value-type="float">
            <text:p>-0.10245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108867" calcext:value-type="float">
            <text:p>108867</text:p>
          </table:table-cell>
          <table:table-cell office:value-type="float" office:value="15962" calcext:value-type="float">
            <text:p>15962</text:p>
          </table:table-cell>
          <table:table-cell office:value-type="float" office:value="0.0705111" calcext:value-type="float">
            <text:p>0.07051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281" calcext:value-type="float">
            <text:p>18281</text:p>
          </table:table-cell>
          <table:table-cell office:value-type="float" office:value="15962" calcext:value-type="float">
            <text:p>15962</text:p>
          </table:table-cell>
          <table:table-cell table:formula="of:=[.J19]-[.K19]" office:value-type="float" office:value="2319" calcext:value-type="float">
            <text:p>2319</text:p>
          </table:table-cell>
          <table:table-cell table:formula="of:=ABS([.L19])"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L19]&gt;=0;[.N19];0)" office:value-type="float" office:value="26" calcext:value-type="float">
            <text:p>26</text:p>
          </table:table-cell>
          <table:table-cell table:formula="of:=IF([.L19]&lt;=0;[.N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0.0705111" calcext:value-type="float">
            <text:p>0.0705111</text:p>
          </table:table-cell>
          <table:table-cell table:formula="of:=[.T19]-[.U19]" office:value-type="float" office:value="-0.0539189" calcext:value-type="float">
            <text:p>-0.053918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610256" calcext:value-type="float">
            <text:p>610256</text:p>
          </table:table-cell>
          <table:table-cell office:value-type="float" office:value="46422" calcext:value-type="float">
            <text:p>46422</text:p>
          </table:table-cell>
          <table:table-cell office:value-type="float" office:value="4.21766" calcext:value-type="float">
            <text:p>4.21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141" calcext:value-type="float">
            <text:p>49141</text:p>
          </table:table-cell>
          <table:table-cell office:value-type="float" office:value="46422" calcext:value-type="float">
            <text:p>46422</text:p>
          </table:table-cell>
          <table:table-cell table:formula="of:=[.J20]-[.K20]" office:value-type="float" office:value="2719" calcext:value-type="float">
            <text:p>2719</text:p>
          </table:table-cell>
          <table:table-cell table:formula="of:=ABS([.L20])" office:value-type="float" office:value="2719" calcext:value-type="float">
            <text:p>271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L20]&gt;=0;[.N20];0)" office:value-type="float" office:value="28" calcext:value-type="float">
            <text:p>28</text:p>
          </table:table-cell>
          <table:table-cell table:formula="of:=IF([.L20]&lt;=0;[.N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4.21766" calcext:value-type="float">
            <text:p>4.21766</text:p>
          </table:table-cell>
          <table:table-cell table:formula="of:=[.T20]-[.U20]" office:value-type="float" office:value="-3.895424" calcext:value-type="float">
            <text:p>-3.89542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579191" calcext:value-type="float">
            <text:p>579191</text:p>
          </table:table-cell>
          <table:table-cell office:value-type="float" office:value="45633" calcext:value-type="float">
            <text:p>45633</text:p>
          </table:table-cell>
          <table:table-cell office:value-type="float" office:value="2.56742" calcext:value-type="float">
            <text:p>2.567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141" calcext:value-type="float">
            <text:p>49141</text:p>
          </table:table-cell>
          <table:table-cell office:value-type="float" office:value="45633" calcext:value-type="float">
            <text:p>45633</text:p>
          </table:table-cell>
          <table:table-cell table:formula="of:=[.J21]-[.K21]" office:value-type="float" office:value="3508" calcext:value-type="float">
            <text:p>3508</text:p>
          </table:table-cell>
          <table:table-cell table:formula="of:=ABS([.L21])" office:value-type="float" office:value="3508" calcext:value-type="float">
            <text:p>350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L21]&gt;=0;[.N21];0)" office:value-type="float" office:value="32" calcext:value-type="float">
            <text:p>32</text:p>
          </table:table-cell>
          <table:table-cell table:formula="of:=IF([.L21]&lt;=0;[.N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2.56742" calcext:value-type="float">
            <text:p>2.56742</text:p>
          </table:table-cell>
          <table:table-cell table:formula="of:=[.T21]-[.U21]" office:value-type="float" office:value="-2.223623" calcext:value-type="float">
            <text:p>-2.223623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1389432" calcext:value-type="float">
            <text:p>1389432</text:p>
          </table:table-cell>
          <table:table-cell office:value-type="float" office:value="61190" calcext:value-type="float">
            <text:p>61190</text:p>
          </table:table-cell>
          <table:table-cell office:value-type="float" office:value="656.948" calcext:value-type="float">
            <text:p>656.9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930" calcext:value-type="float">
            <text:p>60930</text:p>
          </table:table-cell>
          <table:table-cell office:value-type="float" office:value="61190" calcext:value-type="float">
            <text:p>61190</text:p>
          </table:table-cell>
          <table:table-cell table:formula="of:=[.J22]-[.K22]" office:value-type="float" office:value="-260" calcext:value-type="float">
            <text:p>-260</text:p>
          </table:table-cell>
          <table:table-cell table:formula="of:=ABS([.L22])"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L22]&gt;=0;[.N22];0)" office:value-type="float" office:value="0" calcext:value-type="float">
            <text:p>0</text:p>
          </table:table-cell>
          <table:table-cell table:formula="of:=IF([.L22]&lt;=0;[.N22];0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656.948" calcext:value-type="float">
            <text:p>656.948</text:p>
          </table:table-cell>
          <table:table-cell table:formula="of:=[.T22]-[.U22]" office:value-type="float" office:value="-629.4465" calcext:value-type="float">
            <text:p>-629.446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6587576" calcext:value-type="float">
            <text:p>6587576</text:p>
          </table:table-cell>
          <table:table-cell office:value-type="float" office:value="287980" calcext:value-type="float">
            <text:p>287980</text:p>
          </table:table-cell>
          <table:table-cell office:value-type="float" office:value="179.428" calcext:value-type="float">
            <text:p>179.4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2758" calcext:value-type="float">
            <text:p>282758</text:p>
          </table:table-cell>
          <table:table-cell office:value-type="float" office:value="287980" calcext:value-type="float">
            <text:p>287980</text:p>
          </table:table-cell>
          <table:table-cell table:formula="of:=[.J23]-[.K23]" office:value-type="float" office:value="-5222" calcext:value-type="float">
            <text:p>-5222</text:p>
          </table:table-cell>
          <table:table-cell table:formula="of:=ABS([.L23])" office:value-type="float" office:value="5222" calcext:value-type="float">
            <text:p>522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L23]&gt;=0;[.N23];0)" office:value-type="float" office:value="0" calcext:value-type="float">
            <text:p>0</text:p>
          </table:table-cell>
          <table:table-cell table:formula="of:=IF([.L23]&lt;=0;[.N23];0)"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179.428" calcext:value-type="float">
            <text:p>179.428</text:p>
          </table:table-cell>
          <table:table-cell table:formula="of:=[.T23]-[.U23]" office:value-type="float" office:value="-168.3117" calcext:value-type="float">
            <text:p>-168.3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569090" calcext:value-type="float">
            <text:p>569090</text:p>
          </table:table-cell>
          <table:table-cell office:value-type="float" office:value="52126" calcext:value-type="float">
            <text:p>52126</text:p>
          </table:table-cell>
          <table:table-cell office:value-type="float" office:value="0.110337" calcext:value-type="float">
            <text:p>0.1103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340" calcext:value-type="float">
            <text:p>45340</text:p>
          </table:table-cell>
          <table:table-cell office:value-type="float" office:value="52126" calcext:value-type="float">
            <text:p>52126</text:p>
          </table:table-cell>
          <table:table-cell table:formula="of:=[.J24]-[.K24]" office:value-type="float" office:value="-6786" calcext:value-type="float">
            <text:p>-6786</text:p>
          </table:table-cell>
          <table:table-cell table:formula="of:=ABS([.L24])" office:value-type="float" office:value="6786" calcext:value-type="float">
            <text:p>678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L24]&gt;=0;[.N24];0)" office:value-type="float" office:value="0" calcext:value-type="float">
            <text:p>0</text:p>
          </table:table-cell>
          <table:table-cell table:formula="of:=IF([.L24]&lt;=0;[.N24];0)"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0.110337" calcext:value-type="float">
            <text:p>0.110337</text:p>
          </table:table-cell>
          <table:table-cell table:formula="of:=[.T24]-[.U24]" office:value-type="float" office:value="-0.1037561" calcext:value-type="float">
            <text:p>-0.10375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747608" calcext:value-type="float">
            <text:p>747608</text:p>
          </table:table-cell>
          <table:table-cell office:value-type="float" office:value="67957" calcext:value-type="float">
            <text:p>67957</text:p>
          </table:table-cell>
          <table:table-cell office:value-type="float" office:value="0.196237" calcext:value-type="float">
            <text:p>0.1962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910" calcext:value-type="float">
            <text:p>61910</text:p>
          </table:table-cell>
          <table:table-cell office:value-type="float" office:value="67957" calcext:value-type="float">
            <text:p>67957</text:p>
          </table:table-cell>
          <table:table-cell table:formula="of:=[.J25]-[.K25]" office:value-type="float" office:value="-6047" calcext:value-type="float">
            <text:p>-6047</text:p>
          </table:table-cell>
          <table:table-cell table:formula="of:=ABS([.L25])" office:value-type="float" office:value="6047" calcext:value-type="float">
            <text:p>604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L25]&gt;=0;[.N25];0)" office:value-type="float" office:value="0" calcext:value-type="float">
            <text:p>0</text:p>
          </table:table-cell>
          <table:table-cell table:formula="of:=IF([.L25]&lt;=0;[.N25];0)"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0.196237" calcext:value-type="float">
            <text:p>0.196237</text:p>
          </table:table-cell>
          <table:table-cell table:formula="of:=[.T25]-[.U25]" office:value-type="float" office:value="-0.1817683" calcext:value-type="float">
            <text:p>-0.181768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813257" calcext:value-type="float">
            <text:p>813257</text:p>
          </table:table-cell>
          <table:table-cell office:value-type="float" office:value="103341" calcext:value-type="float">
            <text:p>103341</text:p>
          </table:table-cell>
          <table:table-cell office:value-type="float" office:value="0.195165" calcext:value-type="float">
            <text:p>0.1951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3341" calcext:value-type="float">
            <text:p>103341</text:p>
          </table:table-cell>
          <table:table-cell table:formula="of:=[.J26]-[.K26]" office:value-type="float" office:value="6762" calcext:value-type="float">
            <text:p>6762</text:p>
          </table:table-cell>
          <table:table-cell table:formula="of:=ABS([.L26])" office:value-type="float" office:value="6762" calcext:value-type="float">
            <text:p>676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L26]&gt;=0;[.N26];0)" office:value-type="float" office:value="37" calcext:value-type="float">
            <text:p>37</text:p>
          </table:table-cell>
          <table:table-cell table:formula="of:=IF([.L26]&lt;=0;[.N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0.195165" calcext:value-type="float">
            <text:p>0.195165</text:p>
          </table:table-cell>
          <table:table-cell table:formula="of:=[.T26]-[.U26]" office:value-type="float" office:value="-0.1795692" calcext:value-type="float">
            <text:p>-0.17956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770755" calcext:value-type="float">
            <text:p>770755</text:p>
          </table:table-cell>
          <table:table-cell office:value-type="float" office:value="66836" calcext:value-type="float">
            <text:p>66836</text:p>
          </table:table-cell>
          <table:table-cell office:value-type="float" office:value="0.246059" calcext:value-type="float">
            <text:p>0.2460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400" calcext:value-type="float">
            <text:p>61400</text:p>
          </table:table-cell>
          <table:table-cell office:value-type="float" office:value="66836" calcext:value-type="float">
            <text:p>66836</text:p>
          </table:table-cell>
          <table:table-cell table:formula="of:=[.J27]-[.K27]" office:value-type="float" office:value="-5436" calcext:value-type="float">
            <text:p>-5436</text:p>
          </table:table-cell>
          <table:table-cell table:formula="of:=ABS([.L27])" office:value-type="float" office:value="5436" calcext:value-type="float">
            <text:p>54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L27]&gt;=0;[.N27];0)" office:value-type="float" office:value="0" calcext:value-type="float">
            <text:p>0</text:p>
          </table:table-cell>
          <table:table-cell table:formula="of:=IF([.L27]&lt;=0;[.N27];0)"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0.246059" calcext:value-type="float">
            <text:p>0.246059</text:p>
          </table:table-cell>
          <table:table-cell table:formula="of:=[.T27]-[.U27]" office:value-type="float" office:value="-0.23965455" calcext:value-type="float">
            <text:p>-0.239654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1016290" calcext:value-type="float">
            <text:p>1016290</text:p>
          </table:table-cell>
          <table:table-cell office:value-type="float" office:value="82941" calcext:value-type="float">
            <text:p>82941</text:p>
          </table:table-cell>
          <table:table-cell office:value-type="float" office:value="0.358017" calcext:value-type="float">
            <text:p>0.3580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996" calcext:value-type="float">
            <text:p>79996</text:p>
          </table:table-cell>
          <table:table-cell office:value-type="float" office:value="82941" calcext:value-type="float">
            <text:p>82941</text:p>
          </table:table-cell>
          <table:table-cell table:formula="of:=[.J28]-[.K28]" office:value-type="float" office:value="-2945" calcext:value-type="float">
            <text:p>-2945</text:p>
          </table:table-cell>
          <table:table-cell table:formula="of:=ABS([.L28])" office:value-type="float" office:value="2945" calcext:value-type="float">
            <text:p>29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L28]&gt;=0;[.N28];0)" office:value-type="float" office:value="0" calcext:value-type="float">
            <text:p>0</text:p>
          </table:table-cell>
          <table:table-cell table:formula="of:=IF([.L28]&lt;=0;[.N28];0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0.358017" calcext:value-type="float">
            <text:p>0.358017</text:p>
          </table:table-cell>
          <table:table-cell table:formula="of:=[.T28]-[.U28]" office:value-type="float" office:value="-0.3393774" calcext:value-type="float">
            <text:p>-0.339377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1740423" calcext:value-type="float">
            <text:p>1740423</text:p>
          </table:table-cell>
          <table:table-cell office:value-type="float" office:value="90788" calcext:value-type="float">
            <text:p>90788</text:p>
          </table:table-cell>
          <table:table-cell office:value-type="float" office:value="0.966489" calcext:value-type="float">
            <text:p>0.9664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542" calcext:value-type="float">
            <text:p>87542</text:p>
          </table:table-cell>
          <table:table-cell office:value-type="float" office:value="90788" calcext:value-type="float">
            <text:p>90788</text:p>
          </table:table-cell>
          <table:table-cell table:formula="of:=[.J29]-[.K29]" office:value-type="float" office:value="-3246" calcext:value-type="float">
            <text:p>-3246</text:p>
          </table:table-cell>
          <table:table-cell table:formula="of:=ABS([.L29])" office:value-type="float" office:value="3246" calcext:value-type="float">
            <text:p>324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L29]&gt;=0;[.N29];0)" office:value-type="float" office:value="0" calcext:value-type="float">
            <text:p>0</text:p>
          </table:table-cell>
          <table:table-cell table:formula="of:=IF([.L29]&lt;=0;[.N29];0)"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966489" calcext:value-type="float">
            <text:p>0.966489</text:p>
          </table:table-cell>
          <table:table-cell table:formula="of:=[.T29]-[.U29]" office:value-type="float" office:value="-0.904153" calcext:value-type="float">
            <text:p>-0.90415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1102475" calcext:value-type="float">
            <text:p>1102475</text:p>
          </table:table-cell>
          <table:table-cell office:value-type="float" office:value="58313" calcext:value-type="float">
            <text:p>58313</text:p>
          </table:table-cell>
          <table:table-cell office:value-type="float" office:value="2.09062" calcext:value-type="float">
            <text:p>2.090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65" calcext:value-type="float">
            <text:p>56765</text:p>
          </table:table-cell>
          <table:table-cell office:value-type="float" office:value="58313" calcext:value-type="float">
            <text:p>58313</text:p>
          </table:table-cell>
          <table:table-cell table:formula="of:=[.J30]-[.K30]" office:value-type="float" office:value="-1548" calcext:value-type="float">
            <text:p>-1548</text:p>
          </table:table-cell>
          <table:table-cell table:formula="of:=ABS([.L30])"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L30]&gt;=0;[.N30];0)" office:value-type="float" office:value="0" calcext:value-type="float">
            <text:p>0</text:p>
          </table:table-cell>
          <table:table-cell table:formula="of:=IF([.L30]&lt;=0;[.N30];0)"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2.09062" calcext:value-type="float">
            <text:p>2.09062</text:p>
          </table:table-cell>
          <table:table-cell table:formula="of:=[.T30]-[.U30]" office:value-type="float" office:value="-2.0048343" calcext:value-type="float">
            <text:p>-2.004834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759409" calcext:value-type="float">
            <text:p>759409</text:p>
          </table:table-cell>
          <table:table-cell office:value-type="float" office:value="56508" calcext:value-type="float">
            <text:p>56508</text:p>
          </table:table-cell>
          <table:table-cell office:value-type="float" office:value="4.1955" calcext:value-type="float">
            <text:p>4.19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403" calcext:value-type="float">
            <text:p>52403</text:p>
          </table:table-cell>
          <table:table-cell office:value-type="float" office:value="56508" calcext:value-type="float">
            <text:p>56508</text:p>
          </table:table-cell>
          <table:table-cell table:formula="of:=[.J31]-[.K31]" office:value-type="float" office:value="-4105" calcext:value-type="float">
            <text:p>-4105</text:p>
          </table:table-cell>
          <table:table-cell table:formula="of:=ABS([.L31])" office:value-type="float" office:value="4105" calcext:value-type="float">
            <text:p>41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L31]&gt;=0;[.N31];0)" office:value-type="float" office:value="0" calcext:value-type="float">
            <text:p>0</text:p>
          </table:table-cell>
          <table:table-cell table:formula="of:=IF([.L31]&lt;=0;[.N31];0)"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4.1955" calcext:value-type="float">
            <text:p>4.1955</text:p>
          </table:table-cell>
          <table:table-cell table:formula="of:=[.T31]-[.U31]" office:value-type="float" office:value="-3.974222" calcext:value-type="float">
            <text:p>-3.97422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941429" calcext:value-type="float">
            <text:p>1941429</text:p>
          </table:table-cell>
          <table:table-cell office:value-type="float" office:value="119808" calcext:value-type="float">
            <text:p>119808</text:p>
          </table:table-cell>
          <table:table-cell office:value-type="float" office:value="13.1858" calcext:value-type="float">
            <text:p>13.18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808" calcext:value-type="float">
            <text:p>119808</text:p>
          </table:table-cell>
          <table:table-cell table:formula="of:=[.J32]-[.K32]" office:value-type="float" office:value="-1340" calcext:value-type="float">
            <text:p>-1340</text:p>
          </table:table-cell>
          <table:table-cell table:formula="of:=ABS([.L32])"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L32]&gt;=0;[.N32];0)" office:value-type="float" office:value="0" calcext:value-type="float">
            <text:p>0</text:p>
          </table:table-cell>
          <table:table-cell table:formula="of:=IF([.L32]&lt;=0;[.N32];0)"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3.1858" calcext:value-type="float">
            <text:p>13.1858</text:p>
          </table:table-cell>
          <table:table-cell table:formula="of:=[.T32]-[.U32]" office:value-type="float" office:value="-12.511935" calcext:value-type="float">
            <text:p>-12.511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608823" calcext:value-type="float">
            <text:p>608823</text:p>
          </table:table-cell>
          <table:table-cell office:value-type="float" office:value="118891" calcext:value-type="float">
            <text:p>118891</text:p>
          </table:table-cell>
          <table:table-cell office:value-type="float" office:value="0.0256009" calcext:value-type="float">
            <text:p>0.02560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1315" calcext:value-type="float">
            <text:p>121315</text:p>
          </table:table-cell>
          <table:table-cell office:value-type="float" office:value="118891" calcext:value-type="float">
            <text:p>118891</text:p>
          </table:table-cell>
          <table:table-cell table:formula="of:=[.J33]-[.K33]" office:value-type="float" office:value="2424" calcext:value-type="float">
            <text:p>2424</text:p>
          </table:table-cell>
          <table:table-cell table:formula="of:=ABS([.L33])" office:value-type="float" office:value="2424" calcext:value-type="float">
            <text:p>24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L33]&gt;=0;[.N33];0)" office:value-type="float" office:value="27" calcext:value-type="float">
            <text:p>27</text:p>
          </table:table-cell>
          <table:table-cell table:formula="of:=IF([.L33]&lt;=0;[.N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0.0256009" calcext:value-type="float">
            <text:p>0.0256009</text:p>
          </table:table-cell>
          <table:table-cell table:formula="of:=[.T33]-[.U33]" office:value-type="float" office:value="-0.01942707" calcext:value-type="float">
            <text:p>-0.019427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21866" calcext:value-type="float">
            <text:p>21866</text:p>
          </table:table-cell>
          <table:table-cell office:value-type="float" office:value="2624" calcext:value-type="float">
            <text:p>2624</text:p>
          </table:table-cell>
          <table:table-cell office:value-type="float" office:value="0.83168" calcext:value-type="float">
            <text:p>0.831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97" calcext:value-type="float">
            <text:p>2497</text:p>
          </table:table-cell>
          <table:table-cell office:value-type="float" office:value="2624" calcext:value-type="float">
            <text:p>2624</text:p>
          </table:table-cell>
          <table:table-cell table:formula="of:=[.J34]-[.K34]" office:value-type="float" office:value="-127" calcext:value-type="float">
            <text:p>-127</text:p>
          </table:table-cell>
          <table:table-cell table:formula="of:=ABS([.L34]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L34]&gt;=0;[.N34];0)" office:value-type="float" office:value="0" calcext:value-type="float">
            <text:p>0</text:p>
          </table:table-cell>
          <table:table-cell table:formula="of:=IF([.L34]&lt;=0;[.N34];0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83168" calcext:value-type="float">
            <text:p>0.83168</text:p>
          </table:table-cell>
          <table:table-cell table:formula="of:=[.T34]-[.U34]" office:value-type="float" office:value="-0.785235" calcext:value-type="float">
            <text:p>-0.78523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113859" calcext:value-type="float">
            <text:p>113859</text:p>
          </table:table-cell>
          <table:table-cell office:value-type="float" office:value="7643" calcext:value-type="float">
            <text:p>7643</text:p>
          </table:table-cell>
          <table:table-cell office:value-type="float" office:value="32.5976" calcext:value-type="float">
            <text:p>32.59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66" calcext:value-type="float">
            <text:p>7566</text:p>
          </table:table-cell>
          <table:table-cell office:value-type="float" office:value="7643" calcext:value-type="float">
            <text:p>7643</text:p>
          </table:table-cell>
          <table:table-cell table:formula="of:=[.J35]-[.K35]" office:value-type="float" office:value="-77" calcext:value-type="float">
            <text:p>-77</text:p>
          </table:table-cell>
          <table:table-cell table:formula="of:=ABS([.L35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35]&gt;=0;[.N35];0)" office:value-type="float" office:value="0" calcext:value-type="float">
            <text:p>0</text:p>
          </table:table-cell>
          <table:table-cell table:formula="of:=IF([.L35]&lt;=0;[.N35];0)" office:value-type="float" office:value="6.5" calcext:value-type="float">
            <text:p>6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32.5976" calcext:value-type="float">
            <text:p>32.5976</text:p>
          </table:table-cell>
          <table:table-cell table:formula="of:=[.T35]-[.U35]" office:value-type="float" office:value="-30.64547" calcext:value-type="float">
            <text:p>-30.6454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177601" calcext:value-type="float">
            <text:p>177601</text:p>
          </table:table-cell>
          <table:table-cell office:value-type="float" office:value="9687" calcext:value-type="float">
            <text:p>9687</text:p>
          </table:table-cell>
          <table:table-cell office:value-type="float" office:value="81.1747" calcext:value-type="float">
            <text:p>81.17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415" calcext:value-type="float">
            <text:p>9415</text:p>
          </table:table-cell>
          <table:table-cell office:value-type="float" office:value="9687" calcext:value-type="float">
            <text:p>9687</text:p>
          </table:table-cell>
          <table:table-cell table:formula="of:=[.J36]-[.K36]" office:value-type="float" office:value="-272" calcext:value-type="float">
            <text:p>-272</text:p>
          </table:table-cell>
          <table:table-cell table:formula="of:=ABS([.L36])"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L36]&gt;=0;[.N36];0)" office:value-type="float" office:value="0" calcext:value-type="float">
            <text:p>0</text:p>
          </table:table-cell>
          <table:table-cell table:formula="of:=IF([.L36]&lt;=0;[.N36];0)"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81.1747" calcext:value-type="float">
            <text:p>81.1747</text:p>
          </table:table-cell>
          <table:table-cell table:formula="of:=[.T36]-[.U36]" office:value-type="float" office:value="-76.60978" calcext:value-type="float">
            <text:p>-76.609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8825" calcext:value-type="float">
            <text:p>8825</text:p>
          </table:table-cell>
          <table:table-cell office:value-type="float" office:value="1399" calcext:value-type="float">
            <text:p>1399</text:p>
          </table:table-cell>
          <table:table-cell office:value-type="float" office:value="0.103982" calcext:value-type="float">
            <text:p>0.1039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18" calcext:value-type="float">
            <text:p>1418</text:p>
          </table:table-cell>
          <table:table-cell office:value-type="float" office:value="1399" calcext:value-type="float">
            <text:p>1399</text:p>
          </table:table-cell>
          <table:table-cell table:formula="of:=[.J37]-[.K37]" office:value-type="float" office:value="19" calcext:value-type="float">
            <text:p>19</text:p>
          </table:table-cell>
          <table:table-cell table:formula="of:=ABS([.L37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L37]&gt;=0;[.N37];0)" office:value-type="float" office:value="3" calcext:value-type="float">
            <text:p>3</text:p>
          </table:table-cell>
          <table:table-cell table:formula="of:=IF([.L37]&lt;=0;[.N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0.103982" calcext:value-type="float">
            <text:p>0.103982</text:p>
          </table:table-cell>
          <table:table-cell table:formula="of:=[.T37]-[.U37]" office:value-type="float" office:value="-0.0920558" calcext:value-type="float">
            <text:p>-0.092055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3685" calcext:value-type="float">
            <text:p>3685</text:p>
          </table:table-cell>
          <table:table-cell office:value-type="float" office:value="799" calcext:value-type="float">
            <text:p>799</text:p>
          </table:table-cell>
          <table:table-cell office:value-type="float" office:value="0.0298058" calcext:value-type="float">
            <text:p>0.02980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0" calcext:value-type="float">
            <text:p>770</text:p>
          </table:table-cell>
          <table:table-cell office:value-type="float" office:value="799" calcext:value-type="float">
            <text:p>799</text:p>
          </table:table-cell>
          <table:table-cell table:formula="of:=[.J38]-[.K38]" office:value-type="float" office:value="-29" calcext:value-type="float">
            <text:p>-29</text:p>
          </table:table-cell>
          <table:table-cell table:formula="of:=ABS([.L38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L38]&gt;=0;[.N38];0)" office:value-type="float" office:value="0" calcext:value-type="float">
            <text:p>0</text:p>
          </table:table-cell>
          <table:table-cell table:formula="of:=IF([.L38]&lt;=0;[.N38];0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0.0298058" calcext:value-type="float">
            <text:p>0.0298058</text:p>
          </table:table-cell>
          <table:table-cell table:formula="of:=[.T38]-[.U38]" office:value-type="float" office:value="-0.02656735" calcext:value-type="float">
            <text:p>-0.0265673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1566435" calcext:value-type="float">
            <text:p>1566435</text:p>
          </table:table-cell>
          <table:table-cell office:value-type="float" office:value="137507" calcext:value-type="float">
            <text:p>137507</text:p>
          </table:table-cell>
          <table:table-cell office:value-type="float" office:value="0.723296" calcext:value-type="float">
            <text:p>0.7232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697" calcext:value-type="float">
            <text:p>139697</text:p>
          </table:table-cell>
          <table:table-cell office:value-type="float" office:value="137507" calcext:value-type="float">
            <text:p>137507</text:p>
          </table:table-cell>
          <table:table-cell table:formula="of:=[.J39]-[.K39]" office:value-type="float" office:value="2190" calcext:value-type="float">
            <text:p>2190</text:p>
          </table:table-cell>
          <table:table-cell table:formula="of:=ABS([.L39])"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L39]&gt;=0;[.N39];0)" office:value-type="float" office:value="25" calcext:value-type="float">
            <text:p>25</text:p>
          </table:table-cell>
          <table:table-cell table:formula="of:=IF([.L39]&lt;=0;[.N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0.723296" calcext:value-type="float">
            <text:p>0.723296</text:p>
          </table:table-cell>
          <table:table-cell table:formula="of:=[.T39]-[.U39]" office:value-type="float" office:value="-0.6446642" calcext:value-type="float">
            <text:p>-0.644664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42557" calcext:value-type="float">
            <text:p>42557</text:p>
          </table:table-cell>
          <table:table-cell office:value-type="float" office:value="4531" calcext:value-type="float">
            <text:p>4531</text:p>
          </table:table-cell>
          <table:table-cell office:value-type="float" office:value="1.57451" calcext:value-type="float">
            <text:p>1.5745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531" calcext:value-type="float">
            <text:p>4531</text:p>
          </table:table-cell>
          <table:table-cell table:style-name="ce4" table:formula="of:=[.J40]-[.K40]" office:value-type="float" office:value="-113" calcext:value-type="float">
            <text:p>-113</text:p>
          </table:table-cell>
          <table:table-cell table:style-name="ce4" table:formula="of:=ABS([.L40])" office:value-type="float" office:value="113" calcext:value-type="float">
            <text:p>11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IF([.L40]&gt;=0;[.N40];0)" office:value-type="float" office:value="0" calcext:value-type="float">
            <text:p>0</text:p>
          </table:table-cell>
          <table:table-cell table:formula="of:=IF([.L40]&lt;=0;[.N40];0)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1.57451" calcext:value-type="float">
            <text:p>1.57451</text:p>
          </table:table-cell>
          <table:table-cell table:formula="of:=[.T40]-[.U40]" office:value-type="float" office:value="-1.4809263" calcext:value-type="float">
            <text:p>-1.480926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formula="of:=SUM([.P2:.P40])" office:value-type="float" office:value="315.5" calcext:value-type="float">
            <text:p>315.5</text:p>
          </table:table-cell>
          <table:table-cell table:formula="of:=SUM([.Q2:.Q40])" office:value-type="float" office:value="432.5" calcext:value-type="float">
            <text:p>432.5</text:p>
          </table:table-cell>
          <table:table-cell/>
          <table:table-cell table:style-name="Default"/>
          <table:table-cell table:number-columns-repeated="5"/>
        </table:table-row>
      </table:table>
      <table:table table:name="NNs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1NN</text:p>
          </table:table-cell>
          <table:table-cell office:value-type="string" calcext:value-type="string">
            <text:p>Czas 1NN</text:p>
          </table:table-cell>
          <table:table-cell office:value-type="string" calcext:value-type="string">
            <text:p>Celu FullNN</text:p>
          </table:table-cell>
          <table:table-cell office:value-type="string" calcext:value-type="string">
            <text:p>Czas FullNN</text:p>
          </table:table-cell>
          <table:table-cell office:value-type="string" calcext:value-type="string">
            <text:p>Celu 1BN(2)</text:p>
          </table:table-cell>
          <table:table-cell office:value-type="string" calcext:value-type="string">
            <text:p>Czas 1BN(2)</text:p>
          </table:table-cell>
          <table:table-cell office:value-type="string" calcext:value-type="string">
            <text:p>Celu FullBN(2)</text:p>
          </table:table-cell>
          <table:table-cell office:value-type="string" calcext:value-type="string">
            <text:p>Czas FullBN(2)</text:p>
          </table:table-cell>
          <table:table-cell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N-FN</text:p>
          </table:table-cell>
          <table:table-cell office:value-type="string" calcext:value-type="string">
            <text:p>1B-FB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2975" calcext:value-type="float">
            <text:p>2975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3452" calcext:value-type="float">
            <text:p>3452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2998" calcext:value-type="float">
            <text:p>2998</text:p>
          </table:table-cell>
          <table:table-cell office:value-type="float" office:value="1.01056" calcext:value-type="float">
            <text:p>1.01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103294" calcext:value-type="float">
            <text:p>0.00103294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205635" calcext:value-type="float">
            <text:p>0.002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133953" calcext:value-type="float">
            <text:p>133953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129421" calcext:value-type="float">
            <text:p>129421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128279" calcext:value-type="float">
            <text:p>128279</text:p>
          </table:table-cell>
          <table:table-cell office:value-type="float" office:value="0.0361393" calcext:value-type="float">
            <text:p>0.03613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office:value-type="float" office:value="128279" calcext:value-type="float">
            <text:p>12827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7129" calcext:value-type="float">
            <text:p>712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7198" calcext:value-type="float">
            <text:p>7198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6908" calcext:value-type="float">
            <text:p>6908</text:p>
          </table:table-cell>
          <table:table-cell office:value-type="float" office:value="0.0310817" calcext:value-type="float">
            <text:p>0.0310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office:value-type="float" office:value="6908" calcext:value-type="float">
            <text:p>690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7113" calcext:value-type="float">
            <text:p>7113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8191" calcext:value-type="float">
            <text:p>819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7113" calcext:value-type="float">
            <text:p>7113</text:p>
          </table:table-cell>
          <table:table-cell office:value-type="float" office:value="0.0382092" calcext:value-type="float">
            <text:p>0.03820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746" calcext:value-type="float">
            <text:p>746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804" calcext:value-type="float">
            <text:p>804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748" calcext:value-type="float">
            <text:p>748</text:p>
          </table:table-cell>
          <table:table-cell office:value-type="float" office:value="0.0460773" calcext:value-type="float">
            <text:p>0.0460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482" calcext:value-type="float">
            <text:p>482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545" calcext:value-type="float">
            <text:p>545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499" calcext:value-type="float">
            <text:p>499</text:p>
          </table:table-cell>
          <table:table-cell office:value-type="float" office:value="0.00747459" calcext:value-type="float">
            <text:p>0.00747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608" calcext:value-type="float">
            <text:p>608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621" calcext:value-type="float">
            <text:p>621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599" calcext:value-type="float">
            <text:p>599</text:p>
          </table:table-cell>
          <table:table-cell office:value-type="float" office:value="0.0173178" calcext:value-type="float">
            <text:p>0.0173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24698" calcext:value-type="float">
            <text:p>24698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26854" calcext:value-type="float">
            <text:p>26854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24815" calcext:value-type="float">
            <text:p>24815</text:p>
          </table:table-cell>
          <table:table-cell office:value-type="float" office:value="0.0131532" calcext:value-type="float">
            <text:p>0.0131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office:value-type="float" office:value="24815" calcext:value-type="float">
            <text:p>2481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31479" calcext:value-type="float">
            <text:p>31479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33612" calcext:value-type="float">
            <text:p>3361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31479" calcext:value-type="float">
            <text:p>31479</text:p>
          </table:table-cell>
          <table:table-cell office:value-type="float" office:value="0.0365781" calcext:value-type="float">
            <text:p>0.03657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79" calcext:value-type="float">
            <text:p>3147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34543" calcext:value-type="float">
            <text:p>34543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35794" calcext:value-type="float">
            <text:p>35794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34543" calcext:value-type="float">
            <text:p>34543</text:p>
          </table:table-cell>
          <table:table-cell office:value-type="float" office:value="0.0790306" calcext:value-type="float">
            <text:p>0.07903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office:value-type="float" office:value="34543" calcext:value-type="float">
            <text:p>3454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25884" calcext:value-type="float">
            <text:p>25884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29158" calcext:value-type="float">
            <text:p>29158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25884" calcext:value-type="float">
            <text:p>25884</text:p>
          </table:table-cell>
          <table:table-cell office:value-type="float" office:value="0.0112842" calcext:value-type="float">
            <text:p>0.01128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31611" calcext:value-type="float">
            <text:p>31611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32825" calcext:value-type="float">
            <text:p>32825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31611" calcext:value-type="float">
            <text:p>31611</text:p>
          </table:table-cell>
          <table:table-cell office:value-type="float" office:value="0.0373115" calcext:value-type="float">
            <text:p>0.03731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office:value-type="float" office:value="31611" calcext:value-type="float">
            <text:p>3161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35389" calcext:value-type="float">
            <text:p>35389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35389" calcext:value-type="float">
            <text:p>35389</text:p>
          </table:table-cell>
          <table:table-cell office:value-type="float" office:value="0.0778277" calcext:value-type="float">
            <text:p>0.0778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23660" calcext:value-type="float">
            <text:p>23660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26227" calcext:value-type="float">
            <text:p>26227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23564" calcext:value-type="float">
            <text:p>23564</text:p>
          </table:table-cell>
          <table:table-cell office:value-type="float" office:value="0.0138976" calcext:value-type="float">
            <text:p>0.01389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115013" calcext:value-type="float">
            <text:p>0.0115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24782" calcext:value-type="float">
            <text:p>24782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27460" calcext:value-type="float">
            <text:p>27460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24782" calcext:value-type="float">
            <text:p>24782</text:p>
          </table:table-cell>
          <table:table-cell office:value-type="float" office:value="0.0129614" calcext:value-type="float">
            <text:p>0.01296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16935" calcext:value-type="float">
            <text:p>1693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20356" calcext:value-type="float">
            <text:p>20356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16935" calcext:value-type="float">
            <text:p>16935</text:p>
          </table:table-cell>
          <table:table-cell office:value-type="float" office:value="0.0166362" calcext:value-type="float">
            <text:p>0.01663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49201" calcext:value-type="float">
            <text:p>49201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49201" calcext:value-type="float">
            <text:p>49201</text:p>
          </table:table-cell>
          <table:table-cell office:value-type="float" office:value="0.260951" calcext:value-type="float">
            <text:p>0.260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49201" calcext:value-type="float">
            <text:p>49201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49201" calcext:value-type="float">
            <text:p>49201</text:p>
          </table:table-cell>
          <table:table-cell office:value-type="float" office:value="0.240323" calcext:value-type="float">
            <text:p>0.240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68531" calcext:value-type="float">
            <text:p>6853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70315" calcext:value-type="float">
            <text:p>70315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67864" calcext:value-type="float">
            <text:p>67864</text:p>
          </table:table-cell>
          <table:table-cell office:value-type="float" office:value="24.5947" calcext:value-type="float">
            <text:p>24.59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office:value-type="float" office:value="67864" calcext:value-type="float">
            <text:p>67864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313745" calcext:value-type="float">
            <text:p>31374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322807" calcext:value-type="float">
            <text:p>322807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310967" calcext:value-type="float">
            <text:p>310967</text:p>
          </table:table-cell>
          <table:table-cell office:value-type="float" office:value="11.6176" calcext:value-type="float">
            <text:p>11.61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office:value-type="float" office:value="310967" calcext:value-type="float">
            <text:p>31096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46680" calcext:value-type="float">
            <text:p>46680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49166" calcext:value-type="float">
            <text:p>49166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47899" calcext:value-type="float">
            <text:p>47899</text:p>
          </table:table-cell>
          <table:table-cell office:value-type="float" office:value="0.0663509" calcext:value-type="float">
            <text:p>0.066350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office:value-type="float" office:value="47899" calcext:value-type="float">
            <text:p>4789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67055" calcext:value-type="float">
            <text:p>6705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71550" calcext:value-type="float">
            <text:p>71550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67323" calcext:value-type="float">
            <text:p>67323</text:p>
          </table:table-cell>
          <table:table-cell office:value-type="float" office:value="0.0226451" calcext:value-type="float">
            <text:p>0.02264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office:value-type="float" office:value="67323" calcext:value-type="float">
            <text:p>673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20769" calcext:value-type="float">
            <text:p>120769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303293" calcext:value-type="float">
            <text:p>0.03032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60964" calcext:value-type="float">
            <text:p>60964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61652" calcext:value-type="float">
            <text:p>61652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60964" calcext:value-type="float">
            <text:p>60964</text:p>
          </table:table-cell>
          <table:table-cell office:value-type="float" office:value="0.0304266" calcext:value-type="float">
            <text:p>0.03042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79564" calcext:value-type="float">
            <text:p>79564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79564" calcext:value-type="float">
            <text:p>79564</text:p>
          </table:table-cell>
          <table:table-cell office:value-type="float" office:value="0.0335902" calcext:value-type="float">
            <text:p>0.0335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92552" calcext:value-type="float">
            <text:p>92552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92903" calcext:value-type="float">
            <text:p>92903</text:p>
          </table:table-cell>
          <table:table-cell office:value-type="float" office:value="0.352259" calcext:value-type="float">
            <text:p>0.3522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54491" calcext:value-type="float">
            <text:p>54491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58635" calcext:value-type="float">
            <text:p>58635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54604" calcext:value-type="float">
            <text:p>54604</text:p>
          </table:table-cell>
          <table:table-cell office:value-type="float" office:value="0.193229" calcext:value-type="float">
            <text:p>0.1932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office:value-type="float" office:value="54604" calcext:value-type="float">
            <text:p>5460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58279" calcext:value-type="float">
            <text:p>58279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58151" calcext:value-type="float">
            <text:p>58151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58151" calcext:value-type="float">
            <text:p>58151</text:p>
          </table:table-cell>
          <table:table-cell office:value-type="float" office:value="0.380743" calcext:value-type="float">
            <text:p>0.380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8279" calcext:value-type="float">
            <text:p>58279</text:p>
          </table:table-cell>
          <table:table-cell table:number-columns-repeated="2" office:value-type="float" office:value="58151" calcext:value-type="float">
            <text:p>5815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127230" calcext:value-type="float">
            <text:p>127230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131445" calcext:value-type="float">
            <text:p>131445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126062" calcext:value-type="float">
            <text:p>126062</text:p>
          </table:table-cell>
          <table:table-cell office:value-type="float" office:value="0.873932" calcext:value-type="float">
            <text:p>0.8739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office:value-type="float" office:value="126062" calcext:value-type="float">
            <text:p>12606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248934" calcext:value-type="float">
            <text:p>0.00248934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508362" calcext:value-type="float">
            <text:p>0.005083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2612" calcext:value-type="float">
            <text:p>2612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2632" calcext:value-type="float">
            <text:p>2632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2606" calcext:value-type="float">
            <text:p>2606</text:p>
          </table:table-cell>
          <table:table-cell office:value-type="float" office:value="0.113054" calcext:value-type="float">
            <text:p>0.1130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office:value-type="float" office:value="2606" calcext:value-type="float">
            <text:p>260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7993" calcext:value-type="float">
            <text:p>7993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8700" calcext:value-type="float">
            <text:p>8700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7934" calcext:value-type="float">
            <text:p>7934</text:p>
          </table:table-cell>
          <table:table-cell office:value-type="float" office:value="2.48614" calcext:value-type="float">
            <text:p>2.486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office:value-type="float" office:value="7934" calcext:value-type="float">
            <text:p>7934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10540" calcext:value-type="float">
            <text:p>10540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10763" calcext:value-type="float">
            <text:p>1076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10657" calcext:value-type="float">
            <text:p>10657</text:p>
          </table:table-cell>
          <table:table-cell office:value-type="float" office:value="7.70218" calcext:value-type="float">
            <text:p>7.702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office:value-type="float" office:value="10657" calcext:value-type="float">
            <text:p>106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1437" calcext:value-type="float">
            <text:p>1437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1544" calcext:value-type="float">
            <text:p>154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1432" calcext:value-type="float">
            <text:p>1432</text:p>
          </table:table-cell>
          <table:table-cell office:value-type="float" office:value="0.022591" calcext:value-type="float">
            <text:p>0.0225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796" calcext:value-type="float">
            <text:p>796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801" calcext:value-type="float">
            <text:p>801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751" calcext:value-type="float">
            <text:p>751</text:p>
          </table:table-cell>
          <table:table-cell office:value-type="float" office:value="0.0108239" calcext:value-type="float">
            <text:p>0.01082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239691" calcext:value-type="float">
            <text:p>0.2396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4578" calcext:value-type="float">
            <text:p>4578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4941" calcext:value-type="float">
            <text:p>4941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4691" calcext:value-type="float">
            <text:p>4691</text:p>
          </table:table-cell>
          <table:table-cell office:value-type="float" office:value="0.163452" calcext:value-type="float">
            <text:p>0.16345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office:value-type="float" office:value="4691" calcext:value-type="float">
            <text:p>469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10"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1.01056" calcext:value-type="float">
            <text:p>1.010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0.00103294" calcext:value-type="float">
            <text:p>0.00103294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0.00205635" calcext:value-type="float">
            <text:p>0.002056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0.0361393" calcext:value-type="float">
            <text:p>0.03613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0.0310817" calcext:value-type="float">
            <text:p>0.03108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0.0382092" calcext:value-type="float">
            <text:p>0.03820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0.0460773" calcext:value-type="float">
            <text:p>0.04607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0.00747459" calcext:value-type="float">
            <text:p>0.007474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0.0173178" calcext:value-type="float">
            <text:p>0.01731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0.0131532" calcext:value-type="float">
            <text:p>0.01315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0.0365781" calcext:value-type="float">
            <text:p>0.03657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0.0790306" calcext:value-type="float">
            <text:p>0.07903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0.0112842" calcext:value-type="float">
            <text:p>0.01128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0.0373115" calcext:value-type="float">
            <text:p>0.03731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0.0778277" calcext:value-type="float">
            <text:p>0.07782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0.0138976" calcext:value-type="float">
            <text:p>0.01389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0.0115013" calcext:value-type="float">
            <text:p>0.0115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0.0129614" calcext:value-type="float">
            <text:p>0.01296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0.0166362" calcext:value-type="float">
            <text:p>0.01663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0.260951" calcext:value-type="float">
            <text:p>0.2609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0.240323" calcext:value-type="float">
            <text:p>0.2403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24.5947" calcext:value-type="float">
            <text:p>24.59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11.6176" calcext:value-type="float">
            <text:p>11.61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0.0663509" calcext:value-type="float">
            <text:p>0.06635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0.0226451" calcext:value-type="float">
            <text:p>0.02264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0.0303293" calcext:value-type="float">
            <text:p>0.03032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0.0304266" calcext:value-type="float">
            <text:p>0.03042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0.0335902" calcext:value-type="float">
            <text:p>0.03359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0.352259" calcext:value-type="float">
            <text:p>0.3522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0.193229" calcext:value-type="float">
            <text:p>0.1932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0.380743" calcext:value-type="float">
            <text:p>0.3807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0.873932" calcext:value-type="float">
            <text:p>0.8739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0.00248934" calcext:value-type="float">
            <text:p>0.00248934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0.00508362" calcext:value-type="float">
            <text:p>0.005083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0.113054" calcext:value-type="float">
            <text:p>0.1130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2.48614" calcext:value-type="float">
            <text:p>2.486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7.70218" calcext:value-type="float">
            <text:p>7.702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0.022591" calcext:value-type="float">
            <text:p>0.0225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0.0108239" calcext:value-type="float">
            <text:p>0.01082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0.239691" calcext:value-type="float">
            <text:p>0.23969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" office:value-type="float" office:value="39" calcext:value-type="float">
            <text:p>39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0.163452" calcext:value-type="float">
            <text:p>0.163452</text:p>
          </table:table-cell>
          <table:table-cell table:number-columns-repeated="2"/>
        </table:table-row>
      </table:table>
      <table:table table:name="01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r. Instancji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2846" calcext:value-type="float">
            <text:p>2846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/>
          <table:table-cell table:formula="of:=[.B2]-[.C2]" office:value-type="float" office:value="-29464" calcext:value-type="float">
            <text:p>-29464</text:p>
          </table:table-cell>
          <table:table-cell table:formula="of:=[.B2]-[.D2]" office:value-type="float" office:value="311" calcext:value-type="float">
            <text:p>311</text:p>
          </table:table-cell>
          <table:table-cell table:formula="of:=[.E2]-[.F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8385" calcext:value-type="float">
            <text:p>8385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/>
          <table:table-cell table:formula="of:=[.B3]-[.C3]" office:value-type="float" office:value="-21010" calcext:value-type="float">
            <text:p>-21010</text:p>
          </table:table-cell>
          <table:table-cell table:formula="of:=[.B3]-[.D3]" office:value-type="float" office:value="595" calcext:value-type="float">
            <text:p>595</text:p>
          </table:table-cell>
          <table:table-cell table:formula="of:=[.E3]-[.F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/>
          <table:table-cell table:formula="of:=[.B4]-[.C4]" office:value-type="float" office:value="-474515" calcext:value-type="float">
            <text:p>-474515</text:p>
          </table:table-cell>
          <table:table-cell table:formula="of:=[.B4]-[.D4]" office:value-type="float" office:value="8845" calcext:value-type="float">
            <text:p>8845</text:p>
          </table:table-cell>
          <table:table-cell table:formula="of:=[.E4]-[.F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7098" calcext:value-type="float">
            <text:p>7098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/>
          <table:table-cell table:formula="of:=[.B5]-[.C5]" office:value-type="float" office:value="-39615" calcext:value-type="float">
            <text:p>-39615</text:p>
          </table:table-cell>
          <table:table-cell table:formula="of:=[.B5]-[.D5]" office:value-type="float" office:value="481" calcext:value-type="float">
            <text:p>481</text:p>
          </table:table-cell>
          <table:table-cell table:formula="of:=[.E5]-[.F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7157" calcext:value-type="float">
            <text:p>7157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B6]-[.C6]" office:value-type="float" office:value="-45354" calcext:value-type="float">
            <text:p>-45354</text:p>
          </table:table-cell>
          <table:table-cell table:formula="of:=[.B6]-[.D6]" office:value-type="float" office:value="1034" calcext:value-type="float">
            <text:p>1034</text:p>
          </table:table-cell>
          <table:table-cell table:formula="of:=[.E6]-[.F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714" calcext:value-type="float">
            <text:p>714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/>
          <table:table-cell table:formula="of:=[.B7]-[.C7]" office:value-type="float" office:value="-2706" calcext:value-type="float">
            <text:p>-2706</text:p>
          </table:table-cell>
          <table:table-cell table:formula="of:=[.B7]-[.D7]" office:value-type="float" office:value="89" calcext:value-type="float">
            <text:p>89</text:p>
          </table:table-cell>
          <table:table-cell table:formula="of:=[.E7]-[.F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B8]-[.C8]" office:value-type="float" office:value="-1075" calcext:value-type="float">
            <text:p>-1075</text:p>
          </table:table-cell>
          <table:table-cell table:formula="of:=[.B8]-[.D8]" office:value-type="float" office:value="57" calcext:value-type="float">
            <text:p>57</text:p>
          </table:table-cell>
          <table:table-cell table:formula="of:=[.E8]-[.F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B9]-[.C9]" office:value-type="float" office:value="-1964" calcext:value-type="float">
            <text:p>-1964</text:p>
          </table:table-cell>
          <table:table-cell table:formula="of:=[.B9]-[.D9]" office:value-type="float" office:value="81" calcext:value-type="float">
            <text:p>81</text:p>
          </table:table-cell>
          <table:table-cell table:formula="of:=[.E9]-[.F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23737" calcext:value-type="float">
            <text:p>23737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/>
          <table:table-cell table:formula="of:=[.B10]-[.C10]" office:value-type="float" office:value="-140694" calcext:value-type="float">
            <text:p>-140694</text:p>
          </table:table-cell>
          <table:table-cell table:formula="of:=[.B10]-[.D10]" office:value-type="float" office:value="4070" calcext:value-type="float">
            <text:p>4070</text:p>
          </table:table-cell>
          <table:table-cell table:formula="of:=[.E10]-[.F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28612" calcext:value-type="float">
            <text:p>28612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/>
          <table:table-cell table:formula="of:=[.B11]-[.C11]" office:value-type="float" office:value="-236711" calcext:value-type="float">
            <text:p>-236711</text:p>
          </table:table-cell>
          <table:table-cell table:formula="of:=[.B11]-[.D11]" office:value-type="float" office:value="5021" calcext:value-type="float">
            <text:p>5021</text:p>
          </table:table-cell>
          <table:table-cell table:formula="of:=[.E11]-[.F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31749" calcext:value-type="float">
            <text:p>31749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/>
          <table:table-cell table:formula="of:=[.B12]-[.C12]" office:value-type="float" office:value="-296029" calcext:value-type="float">
            <text:p>-296029</text:p>
          </table:table-cell>
          <table:table-cell table:formula="of:=[.B12]-[.D12]" office:value-type="float" office:value="4110" calcext:value-type="float">
            <text:p>4110</text:p>
          </table:table-cell>
          <table:table-cell table:formula="of:=[.E12]-[.F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25393" calcext:value-type="float">
            <text:p>25393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/>
          <table:table-cell table:formula="of:=[.B13]-[.C13]" office:value-type="float" office:value="-124866" calcext:value-type="float">
            <text:p>-124866</text:p>
          </table:table-cell>
          <table:table-cell table:formula="of:=[.B13]-[.D13]" office:value-type="float" office:value="3765" calcext:value-type="float">
            <text:p>3765</text:p>
          </table:table-cell>
          <table:table-cell table:formula="of:=[.E13]-[.F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28435" calcext:value-type="float">
            <text:p>28435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/>
          <table:table-cell table:formula="of:=[.B14]-[.C14]" office:value-type="float" office:value="-221978" calcext:value-type="float">
            <text:p>-221978</text:p>
          </table:table-cell>
          <table:table-cell table:formula="of:=[.B14]-[.D14]" office:value-type="float" office:value="6064" calcext:value-type="float">
            <text:p>6064</text:p>
          </table:table-cell>
          <table:table-cell table:formula="of:=[.E14]-[.F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33375" calcext:value-type="float">
            <text:p>33375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/>
          <table:table-cell table:formula="of:=[.B15]-[.C15]" office:value-type="float" office:value="-301441" calcext:value-type="float">
            <text:p>-301441</text:p>
          </table:table-cell>
          <table:table-cell table:formula="of:=[.B15]-[.D15]" office:value-type="float" office:value="3605" calcext:value-type="float">
            <text:p>3605</text:p>
          </table:table-cell>
          <table:table-cell table:formula="of:=[.E15]-[.F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23107" calcext:value-type="float">
            <text:p>23107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/>
          <table:table-cell table:formula="of:=[.B16]-[.C16]" office:value-type="float" office:value="-148051" calcext:value-type="float">
            <text:p>-148051</text:p>
          </table:table-cell>
          <table:table-cell table:formula="of:=[.B16]-[.D16]" office:value-type="float" office:value="3120" calcext:value-type="float">
            <text:p>3120</text:p>
          </table:table-cell>
          <table:table-cell table:formula="of:=[.E16]-[.F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24721" calcext:value-type="float">
            <text:p>24721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/>
          <table:table-cell table:formula="of:=[.B17]-[.C17]" office:value-type="float" office:value="-146419" calcext:value-type="float">
            <text:p>-146419</text:p>
          </table:table-cell>
          <table:table-cell table:formula="of:=[.B17]-[.D17]" office:value-type="float" office:value="2226" calcext:value-type="float">
            <text:p>2226</text:p>
          </table:table-cell>
          <table:table-cell table:formula="of:=[.E17]-[.F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24459" calcext:value-type="float">
            <text:p>24459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/>
          <table:table-cell table:formula="of:=[.B18]-[.C18]" office:value-type="float" office:value="-143505" calcext:value-type="float">
            <text:p>-143505</text:p>
          </table:table-cell>
          <table:table-cell table:formula="of:=[.B18]-[.D18]" office:value-type="float" office:value="3001" calcext:value-type="float">
            <text:p>3001</text:p>
          </table:table-cell>
          <table:table-cell table:formula="of:=[.E18]-[.F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18281" calcext:value-type="float">
            <text:p>18281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/>
          <table:table-cell table:formula="of:=[.B19]-[.C19]" office:value-type="float" office:value="-106256" calcext:value-type="float">
            <text:p>-106256</text:p>
          </table:table-cell>
          <table:table-cell table:formula="of:=[.B19]-[.D19]" office:value-type="float" office:value="2075" calcext:value-type="float">
            <text:p>2075</text:p>
          </table:table-cell>
          <table:table-cell table:formula="of:=[.E19]-[.F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49141" calcext:value-type="float">
            <text:p>49141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/>
          <table:table-cell table:formula="of:=[.B20]-[.C20]" office:value-type="float" office:value="-539678" calcext:value-type="float">
            <text:p>-539678</text:p>
          </table:table-cell>
          <table:table-cell table:formula="of:=[.B20]-[.D20]" office:value-type="float" office:value="4878" calcext:value-type="float">
            <text:p>4878</text:p>
          </table:table-cell>
          <table:table-cell table:formula="of:=[.E20]-[.F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49141" calcext:value-type="float">
            <text:p>49141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/>
          <table:table-cell table:formula="of:=[.B21]-[.C21]" office:value-type="float" office:value="-528930" calcext:value-type="float">
            <text:p>-528930</text:p>
          </table:table-cell>
          <table:table-cell table:formula="of:=[.B21]-[.D21]" office:value-type="float" office:value="4878" calcext:value-type="float">
            <text:p>4878</text:p>
          </table:table-cell>
          <table:table-cell table:formula="of:=[.E21]-[.F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60930" calcext:value-type="float">
            <text:p>60930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/>
          <table:table-cell table:formula="of:=[.B22]-[.C22]" office:value-type="float" office:value="-1336341" calcext:value-type="float">
            <text:p>-1336341</text:p>
          </table:table-cell>
          <table:table-cell table:formula="of:=[.B22]-[.D22]" office:value-type="float" office:value="8034" calcext:value-type="float">
            <text:p>8034</text:p>
          </table:table-cell>
          <table:table-cell table:formula="of:=[.E22]-[.F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282758" calcext:value-type="float">
            <text:p>282758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/>
          <table:table-cell table:formula="of:=[.B23]-[.C23]" office:value-type="float" office:value="-6103278" calcext:value-type="float">
            <text:p>-6103278</text:p>
          </table:table-cell>
          <table:table-cell table:formula="of:=[.B23]-[.D23]" office:value-type="float" office:value="48345" calcext:value-type="float">
            <text:p>48345</text:p>
          </table:table-cell>
          <table:table-cell table:formula="of:=[.E23]-[.F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45340" calcext:value-type="float">
            <text:p>45340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/>
          <table:table-cell table:formula="of:=[.B24]-[.C24]" office:value-type="float" office:value="-550815" calcext:value-type="float">
            <text:p>-550815</text:p>
          </table:table-cell>
          <table:table-cell table:formula="of:=[.B24]-[.D24]" office:value-type="float" office:value="1340" calcext:value-type="float">
            <text:p>1340</text:p>
          </table:table-cell>
          <table:table-cell table:formula="of:=[.E24]-[.F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61910" calcext:value-type="float">
            <text:p>61910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/>
          <table:table-cell table:formula="of:=[.B25]-[.C25]" office:value-type="float" office:value="-666055" calcext:value-type="float">
            <text:p>-666055</text:p>
          </table:table-cell>
          <table:table-cell table:formula="of:=[.B25]-[.D25]" office:value-type="float" office:value="7387" calcext:value-type="float">
            <text:p>7387</text:p>
          </table:table-cell>
          <table:table-cell table:formula="of:=[.E25]-[.F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/>
          <table:table-cell table:formula="of:=[.B26]-[.C26]" office:value-type="float" office:value="-721881" calcext:value-type="float">
            <text:p>-721881</text:p>
          </table:table-cell>
          <table:table-cell table:formula="of:=[.B26]-[.D26]" office:value-type="float" office:value="10666" calcext:value-type="float">
            <text:p>10666</text:p>
          </table:table-cell>
          <table:table-cell table:formula="of:=[.E26]-[.F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61400" calcext:value-type="float">
            <text:p>61400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/>
          <table:table-cell table:formula="of:=[.B27]-[.C27]" office:value-type="float" office:value="-760208" calcext:value-type="float">
            <text:p>-760208</text:p>
          </table:table-cell>
          <table:table-cell table:formula="of:=[.B27]-[.D27]" office:value-type="float" office:value="252" calcext:value-type="float">
            <text:p>252</text:p>
          </table:table-cell>
          <table:table-cell table:formula="of:=[.E27]-[.F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79996" calcext:value-type="float">
            <text:p>79996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/>
          <table:table-cell table:formula="of:=[.B28]-[.C28]" office:value-type="float" office:value="-903187" calcext:value-type="float">
            <text:p>-903187</text:p>
          </table:table-cell>
          <table:table-cell table:formula="of:=[.B28]-[.D28]" office:value-type="float" office:value="5703" calcext:value-type="float">
            <text:p>5703</text:p>
          </table:table-cell>
          <table:table-cell table:formula="of:=[.E28]-[.F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87542" calcext:value-type="float">
            <text:p>87542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/>
          <table:table-cell table:formula="of:=[.B29]-[.C29]" office:value-type="float" office:value="-1544234" calcext:value-type="float">
            <text:p>-1544234</text:p>
          </table:table-cell>
          <table:table-cell table:formula="of:=[.B29]-[.D29]" office:value-type="float" office:value="7141" calcext:value-type="float">
            <text:p>7141</text:p>
          </table:table-cell>
          <table:table-cell table:formula="of:=[.E29]-[.F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56765" calcext:value-type="float">
            <text:p>56765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/>
          <table:table-cell table:formula="of:=[.B30]-[.C30]" office:value-type="float" office:value="-1079710" calcext:value-type="float">
            <text:p>-1079710</text:p>
          </table:table-cell>
          <table:table-cell table:formula="of:=[.B30]-[.D30]" office:value-type="float" office:value="1258" calcext:value-type="float">
            <text:p>1258</text:p>
          </table:table-cell>
          <table:table-cell table:formula="of:=[.E30]-[.F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52403" calcext:value-type="float">
            <text:p>52403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/>
          <table:table-cell table:formula="of:=[.B31]-[.C31]" office:value-type="float" office:value="-706246" calcext:value-type="float">
            <text:p>-706246</text:p>
          </table:table-cell>
          <table:table-cell table:formula="of:=[.B31]-[.D31]" office:value-type="float" office:value="7487" calcext:value-type="float">
            <text:p>7487</text:p>
          </table:table-cell>
          <table:table-cell table:formula="of:=[.E31]-[.F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/>
          <table:table-cell table:formula="of:=[.B32]-[.C32]" office:value-type="float" office:value="-1808772" calcext:value-type="float">
            <text:p>-1808772</text:p>
          </table:table-cell>
          <table:table-cell table:formula="of:=[.B32]-[.D32]" office:value-type="float" office:value="12813" calcext:value-type="float">
            <text:p>12813</text:p>
          </table:table-cell>
          <table:table-cell table:formula="of:=[.E32]-[.F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121315" calcext:value-type="float">
            <text:p>121315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/>
          <table:table-cell table:formula="of:=[.B33]-[.C33]" office:value-type="float" office:value="-432916" calcext:value-type="float">
            <text:p>-432916</text:p>
          </table:table-cell>
          <table:table-cell table:formula="of:=[.B33]-[.D33]" office:value-type="float" office:value="32147" calcext:value-type="float">
            <text:p>32147</text:p>
          </table:table-cell>
          <table:table-cell table:formula="of:=[.E33]-[.F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2497" calcext:value-type="float">
            <text:p>2497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/>
          <table:table-cell table:formula="of:=[.B34]-[.C34]" office:value-type="float" office:value="-19831" calcext:value-type="float">
            <text:p>-19831</text:p>
          </table:table-cell>
          <table:table-cell table:formula="of:=[.B34]-[.D34]" office:value-type="float" office:value="255" calcext:value-type="float">
            <text:p>255</text:p>
          </table:table-cell>
          <table:table-cell table:formula="of:=[.E34]-[.F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7566" calcext:value-type="float">
            <text:p>7566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/>
          <table:table-cell table:formula="of:=[.B35]-[.C35]" office:value-type="float" office:value="-101680" calcext:value-type="float">
            <text:p>-101680</text:p>
          </table:table-cell>
          <table:table-cell table:formula="of:=[.B35]-[.D35]" office:value-type="float" office:value="1039" calcext:value-type="float">
            <text:p>1039</text:p>
          </table:table-cell>
          <table:table-cell table:formula="of:=[.E35]-[.F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9415" calcext:value-type="float">
            <text:p>941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/>
          <table:table-cell table:formula="of:=[.B36]-[.C36]" office:value-type="float" office:value="-172150" calcext:value-type="float">
            <text:p>-172150</text:p>
          </table:table-cell>
          <table:table-cell table:formula="of:=[.B36]-[.D36]" office:value-type="float" office:value="1639" calcext:value-type="float">
            <text:p>1639</text:p>
          </table:table-cell>
          <table:table-cell table:formula="of:=[.E36]-[.F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1418" calcext:value-type="float">
            <text:p>1418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/>
          <table:table-cell table:formula="of:=[.B37]-[.C37]" office:value-type="float" office:value="-7201" calcext:value-type="float">
            <text:p>-7201</text:p>
          </table:table-cell>
          <table:table-cell table:formula="of:=[.B37]-[.D37]" office:value-type="float" office:value="136" calcext:value-type="float">
            <text:p>136</text:p>
          </table:table-cell>
          <table:table-cell table:formula="of:=[.E37]-[.F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/>
          <table:table-cell table:formula="of:=[.B38]-[.C38]" office:value-type="float" office:value="-2755" calcext:value-type="float">
            <text:p>-2755</text:p>
          </table:table-cell>
          <table:table-cell table:formula="of:=[.B38]-[.D38]" office:value-type="float" office:value="60" calcext:value-type="float">
            <text:p>60</text:p>
          </table:table-cell>
          <table:table-cell table:formula="of:=[.E38]-[.F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139697" calcext:value-type="float">
            <text:p>139697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/>
          <table:table-cell table:formula="of:=[.B39]-[.C39]" office:value-type="float" office:value="-1476580" calcext:value-type="float">
            <text:p>-1476580</text:p>
          </table:table-cell>
          <table:table-cell table:formula="of:=[.B39]-[.D39]" office:value-type="float" office:value="12796" calcext:value-type="float">
            <text:p>12796</text:p>
          </table:table-cell>
          <table:table-cell table:formula="of:=[.E39]-[.F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4418" calcext:value-type="float">
            <text:p>4418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/>
          <table:table-cell table:formula="of:=[.B40]-[.C40]" office:value-type="float" office:value="-36023" calcext:value-type="float">
            <text:p>-36023</text:p>
          </table:table-cell>
          <table:table-cell table:formula="of:=[.B40]-[.D40]" office:value-type="float" office:value="612" calcext:value-type="float">
            <text:p>612</text:p>
          </table:table-cell>
          <table:table-cell table:formula="of:=[.E40]-[.F40]" office:value-type="float" office:value="-38097" calcext:value-type="float">
            <text:p>-38097</text:p>
          </table:table-cell>
        </table:table-row>
      </table:table>
      <table:named-expressions/>
      <table:database-ranges>
        <table:database-range table:name="__Anonymous_Sheet_DB__0" table:target-range-address="'01 (Neigh-Krand)'.H2:'01 (Neigh-Krand)'.H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Opt Starts'.I2:'2Opt Starts'.N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59:48.727836705</meta:creation-date>
    <dc:date>2022-04-03T22:42:46.293207612</dc:date>
    <meta:editing-duration>PT21M5S</meta:editing-duration>
    <meta:editing-cycles>4</meta:editing-cycles>
    <meta:generator>LibreOffice/6.4.7.2$Linux_X86_64 LibreOffice_project/40$Build-2</meta:generator>
    <meta:document-statistic meta:table-count="6" meta:cell-count="2924" meta:object-count="0"/>
  </office:meta>
</office:document-meta>
</file>